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ejaVu Sans" svg:font-family="DejaVu Sans"/>
  </office:font-face-decls>
  <office:automatic-styles>
    <style:style style:name="TBL0" style:master-page-name="master_0" style:family="table">
      <style:table-properties table:align="left" style:width="8.2638in"/>
    </style:style>
    <style:style style:name="TC0" style:family="table-column">
      <style:table-column-properties style:column-width="0.5694in"/>
    </style:style>
    <style:style style:name="TC1" style:family="table-column">
      <style:table-column-properties style:column-width="7.1527in"/>
    </style:style>
    <style:style style:name="TC2" style:family="table-column">
      <style:table-column-properties style:column-width="0.5416in"/>
    </style:style>
    <style:style style:name="TR0" style:family="table-row">
      <style:table-row-properties style:use-optimal-row-height="false" style:row-height="4.402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4166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DejaVu Sans" fo:font-size="22.0pt" style:font-size-asian="22.0pt" style:font-size-complex="22.0pt">
</style:text-properties>
    </style:style>
    <style:style style:name="TR2" style:family="table-row">
      <style:table-row-properties style:use-optimal-row-height="false" style:row-height="0.0277in"/>
    </style:style>
    <style:style style:name="TR3" style:family="table-row">
      <style:table-row-properties style:use-optimal-row-height="false" style:row-height="0.2777in"/>
    </style:style>
    <style:style style:name="T1" style:family="text">
      <style:text-properties style:font-name="DejaVu Sans" fo:font-size="10.0pt" style:font-size-asian="10.0pt" style:font-size-complex="10.0pt">
</style:text-properties>
    </style:style>
    <style:style style:name="TR4" style:family="table-row">
      <style:table-row-properties style:use-optimal-row-height="false" style:row-height="6.5694in"/>
    </style:style>
    <style:style style:name="TBL1" style:master-page-name="master_0" style:family="table">
      <style:table-properties table:align="left" style:width="8.2638in" fo:break-before="page"/>
    </style:style>
    <style:style style:name="TC3" style:family="table-column">
      <style:table-column-properties style:column-width="0.5555in"/>
    </style:style>
    <style:style style:name="TC4" style:family="table-column">
      <style:table-column-properties style:column-width="5.6111in"/>
    </style:style>
    <style:style style:name="TC5" style:family="table-column">
      <style:table-column-properties style:column-width="1.125in"/>
    </style:style>
    <style:style style:name="TC6" style:family="table-column">
      <style:table-column-properties style:column-width="0.4166in"/>
    </style:style>
    <style:style style:name="TR5" style:family="table-row">
      <style:table-row-properties style:use-optimal-row-height="false" style:row-height="0.6944in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6" style:family="table-row">
      <style:table-row-properties style:use-optimal-row-height="false" style:row-height="0.1388in"/>
    </style:style>
    <style:style style:name="TR7" style:family="table-row">
      <style:table-row-properties style:use-optimal-row-height="false" style:row-height="0.3472in"/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T2" style:family="text">
      <style:text-properties fo:color="#7CA9BF" style:font-name="DejaVu Sans" fo:font-size="20.0pt" style:font-size-asian="20.0pt" style:font-size-complex="20.0pt">
</style:text-properties>
    </style:style>
    <style:style style:name="TR8" style:family="table-row">
      <style:table-row-properties style:use-optimal-row-height="false" style:row-height="0.0694in"/>
    </style:style>
    <style:style style:name="TR9" style:family="table-row">
      <style:table-row-properties style:use-optimal-row-height="false" style:row-height="0.2083in"/>
    </style:style>
    <style:style style:name="TR10" style:family="table-row">
      <style:table-row-properties style:use-optimal-row-height="false" style:row-height="9.5416in"/>
    </style:style>
    <style:style style:name="C3" style:family="table-cell">
      <style:table-cell-properties style:shrink-to-fit="false" fo:wrap-option="wrap" fo:padding-top="0.0in" fo:padding-left="0.0in" fo:padding-bottom="0.0in" fo:padding-right="0.0in" style:vertical-align="middle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3" style:family="text">
      <style:text-properties fo:color="#666666" style:font-name="DejaVu Sans" fo:font-size="8.0pt" style:font-size-asian="8.0pt" style:font-size-complex="8.0pt">
</style:text-properties>
    </style:style>
    <style:style style:name="C4" style:family="table-cell">
      <style:table-cell-properties style:shrink-to-fit="false" fo:wrap-option="wrap" fo:padding-top="0.0in" fo:padding-left="0.0in" fo:padding-bottom="0.0in" fo:padding-right="0.0in" style:vertical-align="middle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C7" style:family="table-column">
      <style:table-column-properties style:column-width="3.5694in"/>
    </style:style>
    <style:style style:name="TC8" style:family="table-column">
      <style:table-column-properties style:column-width="0.7638in"/>
    </style:style>
    <style:style style:name="TC9" style:family="table-column">
      <style:table-column-properties style:column-width="1.2777in"/>
    </style:style>
    <style:style style:name="TC10" style:family="table-column">
      <style:table-column-properties style:column-width="0.4027in"/>
    </style:style>
    <style:style style:name="TC11" style:family="table-column">
      <style:table-column-properties style:column-width="0.0138in"/>
    </style:style>
    <style:style style:name="G1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11" style:family="table-row">
      <style:table-row-properties style:use-optimal-row-height="false" style:row-height="0.2638in"/>
    </style:style>
    <style:style style:name="C5" style:family="table-cell">
      <style:table-cell-properties style:shrink-to-fit="false" fo:wrap-option="wrap" fo:padding-top="0.0in" fo:padding-left="0.0in" fo:padding-bottom="0.0in" fo:padding-right="0.0in" style:vertical-align="bottom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T4" style:family="text">
      <style:text-properties fo:color="#7CA9BF" style:font-name="DejaVu Sans" fo:font-size="16.0pt" style:font-size-asian="16.0pt" style:font-size-complex="16.0pt">
</style:text-properties>
    </style:style>
    <style:style style:name="T5" style:family="text">
      <style:text-properties style:font-name="DejaVu Sans" fo:font-size="12.0pt" style:font-size-asian="12.0pt" style:font-size-complex="12.0pt" fo:font-style="italic">
</style:text-properties>
    </style:style>
    <style:style style:name="TR12" style:family="table-row">
      <style:table-row-properties style:use-optimal-row-height="false" style:row-height="3.0138in"/>
    </style:style>
    <style:style style:name="G2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13" style:family="table-row">
      <style:table-row-properties style:use-optimal-row-height="false" style:row-height="0.4861in"/>
    </style:style>
    <style:style style:name="T6" style:family="text">
      <style:text-properties fo:color="#7CA9BF" style:font-name="DejaVu Sans" fo:font-size="14.0pt" style:font-size-asian="14.0pt" style:font-size-complex="14.0pt">
</style:text-properties>
    </style:style>
    <style:style style:name="TR14" style:family="table-row">
      <style:table-row-properties style:use-optimal-row-height="false" style:row-height="0.0416in"/>
    </style:style>
    <style:style style:name="TR15" style:family="table-row">
      <style:table-row-properties style:use-optimal-row-height="false" style:row-height="0.2222in"/>
    </style:style>
    <style:style style:name="C6" style:family="table-cell">
      <style:table-cell-properties style:shrink-to-fit="false" fo:wrap-option="wrap" fo:background-color="#A2C7DA" fo:border-top="0.0069in solid #7CA9BF" fo:padding-top="0.0277in" fo:border-left="0.0069in solid #7CA9BF" fo:padding-left="0.0277in" fo:border-bottom="0.0069in solid #7CA9BF" fo:padding-bottom="0.0277in" fo:border-right="0.0069in solid #7CA9BF" fo:padding-right="0.0277in" style:vertical-align="middle"/>
      <style:paragraph-properties fo:text-align="start"/>
    </style:style>
    <style:style style:name="T7" style:family="text">
      <style:text-properties style:font-name="DejaVu Sans" fo:font-size="10.0pt" style:font-size-asian="10.0pt" style:font-size-complex="10.0pt" fo:font-weight="bold" fo:background-color="#A2C7DA">
</style:text-properties>
    </style:style>
    <style:style style:name="C7" style:family="table-cell">
      <style:table-cell-properties style:shrink-to-fit="false" fo:wrap-option="wrap" fo:border-top="0.0069in solid #7CA9BF" fo:padding-top="0.0277in" fo:border-left="0.0069in solid #7CA9BF" fo:padding-left="0.0277in" fo:border-bottom="0.0069in solid #7CA9BF" fo:padding-bottom="0.0277in" fo:border-right="0.0069in solid #7CA9BF" fo:padding-right="0.0277in" style:vertical-align="middle"/>
      <style:paragraph-properties fo:text-align="start"/>
    </style:style>
    <style:style style:name="TR16" style:family="table-row">
      <style:table-row-properties style:use-optimal-row-height="false" style:row-height="4.6388in"/>
    </style:style>
    <style:style style:name="G3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17" style:family="table-row">
      <style:table-row-properties style:use-optimal-row-height="false" style:row-height="9.6944in"/>
    </style:style>
    <style:style style:name="G4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18" style:family="table-row">
      <style:table-row-properties style:use-optimal-row-height="false" style:row-height="9.6666in"/>
    </style:style>
    <style:style style:name="G5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19" style:family="table-row">
      <style:table-row-properties style:use-optimal-row-height="false" style:row-height="0.5in"/>
    </style:style>
    <style:style style:name="TC12" style:family="table-column">
      <style:table-column-properties style:column-width="2.0416in"/>
    </style:style>
    <style:style style:name="G6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20" style:family="table-row">
      <style:table-row-properties style:use-optimal-row-height="false" style:row-height="5.8611in"/>
    </style:style>
    <style:style style:name="G7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21" style:family="table-row">
      <style:table-row-properties style:use-optimal-row-height="false" style:row-height="5.0555in"/>
    </style:style>
    <style:style style:name="G8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22" style:family="table-row">
      <style:table-row-properties style:use-optimal-row-height="false" style:row-height="2.0416in"/>
    </style:style>
    <style:style style:name="G9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23" style:family="table-row">
      <style:table-row-properties style:use-optimal-row-height="false" style:row-height="6.1388in"/>
    </style:style>
    <style:style style:name="G1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11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24" style:family="table-row">
      <style:table-row-properties style:use-optimal-row-height="false" style:row-height="3.5in"/>
    </style:style>
    <style:style style:name="G12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25" style:family="table-row">
      <style:table-row-properties style:use-optimal-row-height="false" style:row-height="3.2916in"/>
    </style:style>
    <style:style style:name="G13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26" style:family="table-row">
      <style:table-row-properties style:use-optimal-row-height="false" style:row-height="2.6944in"/>
    </style:style>
    <style:style style:name="G14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15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27" style:family="table-row">
      <style:table-row-properties style:use-optimal-row-height="false" style:row-height="2.9722in"/>
    </style:style>
    <style:style style:name="TC13" style:family="table-column">
      <style:table-column-properties style:column-width="0.3611in"/>
    </style:style>
    <style:style style:name="TC14" style:family="table-column">
      <style:table-column-properties style:column-width="0.0416in"/>
    </style:style>
    <style:style style:name="G16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28" style:family="table-row">
      <style:table-row-properties style:use-optimal-row-height="false" style:row-height="6.9305in"/>
    </style:style>
    <style:style style:name="G17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29" style:family="table-row">
      <style:table-row-properties style:use-optimal-row-height="false" style:row-height="0.1666in"/>
    </style:style>
    <style:style style:name="G18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30" style:family="table-row">
      <style:table-row-properties style:use-optimal-row-height="false" style:row-height="9.2777in"/>
    </style:style>
    <style:style style:name="TC15" style:family="table-column">
      <style:table-column-properties style:column-width="0.5972in"/>
    </style:style>
    <style:style style:name="TC16" style:family="table-column">
      <style:table-column-properties style:column-width="0.5277in"/>
    </style:style>
    <style:style style:name="G19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31" style:family="table-row">
      <style:table-row-properties style:use-optimal-row-height="false" style:row-height="7.0833in"/>
    </style:style>
    <style:style style:name="G2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32" style:family="table-row">
      <style:table-row-properties style:use-optimal-row-height="false" style:row-height="0.2361in"/>
    </style:style>
    <style:style style:name="G21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33" style:family="table-row">
      <style:table-row-properties style:use-optimal-row-height="false" style:row-height="10.3055in"/>
    </style:style>
    <style:style style:name="TC17" style:family="table-column">
      <style:table-column-properties style:column-width="0.75in"/>
    </style:style>
    <style:style style:name="TC18" style:family="table-column">
      <style:table-column-properties style:column-width="1.2916in"/>
    </style:style>
    <style:style style:name="G22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34" style:family="table-row">
      <style:table-row-properties style:use-optimal-row-height="false" style:row-height="5.75in"/>
    </style:style>
    <style:style style:name="G23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35" style:family="table-row">
      <style:table-row-properties style:use-optimal-row-height="false" style:row-height="2.0138in"/>
    </style:style>
    <style:style style:name="TC19" style:family="table-column">
      <style:table-column-properties style:column-width="1.6111in"/>
    </style:style>
    <style:style style:name="TC20" style:family="table-column">
      <style:table-column-properties style:column-width="0.4305in"/>
    </style:style>
    <style:style style:name="G24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36" style:family="table-row">
      <style:table-row-properties style:use-optimal-row-height="false" style:row-height="5.0694in"/>
    </style:style>
    <style:style style:name="G25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37" style:family="table-row">
      <style:table-row-properties style:use-optimal-row-height="false" style:row-height="2.9166in"/>
    </style:style>
    <style:style style:name="TC21" style:family="table-column">
      <style:table-column-properties style:column-width="0.375in"/>
    </style:style>
    <style:style style:name="G26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38" style:family="table-row">
      <style:table-row-properties style:use-optimal-row-height="false" style:row-height="6.1111in"/>
    </style:style>
    <style:style style:name="G27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39" style:family="table-row">
      <style:table-row-properties style:use-optimal-row-height="false" style:row-height="1.4305in"/>
    </style:style>
    <style:style style:name="TC22" style:family="table-column">
      <style:table-column-properties style:column-width="2.9027in"/>
    </style:style>
    <style:style style:name="TC23" style:family="table-column">
      <style:table-column-properties style:column-width="0.6666in"/>
    </style:style>
    <style:style style:name="G28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40" style:family="table-row">
      <style:table-row-properties style:use-optimal-row-height="false" style:row-height="5.375in"/>
    </style:style>
    <style:style style:name="G29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41" style:family="table-row">
      <style:table-row-properties style:use-optimal-row-height="false" style:row-height="2.8333in"/>
    </style:style>
    <style:style style:name="G30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42" style:family="table-row">
      <style:table-row-properties style:use-optimal-row-height="false" style:row-height="6.2638in"/>
    </style:style>
    <style:style style:name="G31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43" style:family="table-row">
      <style:table-row-properties style:use-optimal-row-height="false" style:row-height="1.5in"/>
    </style:style>
    <style:style style:name="TC24" style:family="table-column">
      <style:table-column-properties style:column-width="1.8472in"/>
    </style:style>
    <style:style style:name="TC25" style:family="table-column">
      <style:table-column-properties style:column-width="0.1944in"/>
    </style:style>
    <style:style style:name="G32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44" style:family="table-row">
      <style:table-row-properties style:use-optimal-row-height="false" style:row-height="3.6944in"/>
    </style:style>
    <style:style style:name="G33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45" style:family="table-row">
      <style:table-row-properties style:use-optimal-row-height="false" style:row-height="4.2916in"/>
    </style:style>
    <style:style style:name="TC26" style:family="table-column">
      <style:table-column-properties style:column-width="1.2222in"/>
    </style:style>
    <style:style style:name="TC27" style:family="table-column">
      <style:table-column-properties style:column-width="0.8194in"/>
    </style:style>
    <style:style style:name="G34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46" style:family="table-row">
      <style:table-row-properties style:use-optimal-row-height="false" style:row-height="5.5694in"/>
    </style:style>
    <style:style style:name="G35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47" style:family="table-row">
      <style:table-row-properties style:use-optimal-row-height="false" style:row-height="2.4166in"/>
    </style:style>
    <style:style style:name="TC28" style:family="table-column">
      <style:table-column-properties style:column-width="1.0694in"/>
    </style:style>
    <style:style style:name="TC29" style:family="table-column">
      <style:table-column-properties style:column-width="0.9722in"/>
    </style:style>
    <style:style style:name="G36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48" style:family="table-row">
      <style:table-row-properties style:use-optimal-row-height="false" style:row-height="5.4583in"/>
    </style:style>
    <style:style style:name="G37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49" style:family="table-row">
      <style:table-row-properties style:use-optimal-row-height="false" style:row-height="2.0833in"/>
    </style:style>
    <style:style style:name="TC30" style:family="table-column">
      <style:table-column-properties style:column-width="0.0555in"/>
    </style:style>
    <style:style style:name="G38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50" style:family="table-row">
      <style:table-row-properties style:use-optimal-row-height="false" style:row-height="7.3194in"/>
    </style:style>
    <style:style style:name="G39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40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41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51" style:family="table-row">
      <style:table-row-properties style:use-optimal-row-height="false" style:row-height="3.5416in"/>
    </style:style>
    <style:style style:name="G42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43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52" style:family="table-row">
      <style:table-row-properties style:use-optimal-row-height="false" style:row-height="7.2777in"/>
    </style:style>
    <style:style style:name="G44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53" style:family="table-row">
      <style:table-row-properties style:use-optimal-row-height="false" style:row-height="5.5416in"/>
    </style:style>
    <style:style style:name="G45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46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54" style:family="table-row">
      <style:table-row-properties style:use-optimal-row-height="false" style:row-height="7.9444in"/>
    </style:style>
    <style:style style:name="TC31" style:family="table-column">
      <style:table-column-properties style:column-width="2.0833in"/>
    </style:style>
    <style:style style:name="TC32" style:family="table-column">
      <style:table-column-properties style:column-width="3.5277in"/>
    </style:style>
    <style:style style:name="G47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55" style:family="table-row">
      <style:table-row-properties style:use-optimal-row-height="false" style:row-height="0.1944in"/>
    </style:style>
    <style:style style:name="T8" style:family="text">
      <style:text-properties style:font-name="DejaVu Sans" fo:font-size="13.0pt" style:font-size-asian="13.0pt" style:font-size-complex="13.0pt">
</style:text-properties>
    </style:style>
    <style:style style:name="TR56" style:family="table-row">
      <style:table-row-properties style:use-optimal-row-height="false" style:row-height="0.125in"/>
    </style:style>
    <style:style style:name="G48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57" style:family="table-row">
      <style:table-row-properties style:use-optimal-row-height="false" style:row-height="0.3611in"/>
    </style:style>
    <style:style style:name="TR58" style:family="table-row">
      <style:table-row-properties style:use-optimal-row-height="false" style:row-height="1.1388in"/>
    </style:style>
    <style:style style:name="G49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C33" style:family="table-column">
      <style:table-column-properties style:column-width="2.0694in"/>
    </style:style>
    <style:style style:name="G50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59" style:family="table-row">
      <style:table-row-properties style:use-optimal-row-height="false" style:row-height="0.1111in"/>
    </style:style>
    <style:style style:name="TR60" style:family="table-row">
      <style:table-row-properties style:use-optimal-row-height="false" style:row-height="0.25in"/>
    </style:style>
    <style:style style:name="C8" style:family="table-cell">
      <style:table-cell-properties style:shrink-to-fit="false" fo:wrap-option="wrap" fo:padding-top="0.0in" fo:border-left="0.0277in solid #A2C7DA" fo:padding-left="0.0694in" fo:padding-bottom="0.0in" fo:padding-right="0.0in" style:vertical-align="top"/>
      <style:paragraph-properties fo:text-align="start"/>
    </style:style>
    <style:style style:name="T9" style:family="text">
      <style:text-properties style:font-name="DejaVu Sans" fo:font-size="12.0pt" style:font-size-asian="12.0pt" style:font-size-complex="12.0pt">
</style:text-properties>
    </style:style>
    <style:style style:name="TR61" style:family="table-row">
      <style:table-row-properties style:use-optimal-row-height="false" style:row-height="0.7777in"/>
    </style:style>
    <style:style style:name="G51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62" style:family="table-row">
      <style:table-row-properties style:use-optimal-row-height="false" style:row-height="0.4305in"/>
    </style:style>
    <style:style style:name="G52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BL2" style:family="table">
      <style:table-properties table:align="left" style:width="7.1527in"/>
    </style:style>
    <style:style style:name="TC34" style:family="table-column">
      <style:table-column-properties style:column-width="5.0694in"/>
    </style:style>
    <style:style style:name="TR63" style:family="table-row">
      <style:table-row-properties style:use-optimal-row-height="false" style:row-height="0.0555in"/>
    </style:style>
    <style:style style:name="G53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54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64" style:family="table-row">
      <style:table-row-properties style:use-optimal-row-height="false" style:row-height="0.375in"/>
    </style:style>
    <style:style style:name="G55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65" style:family="table-row">
      <style:table-row-properties style:use-optimal-row-height="false" style:row-height="0.4722in"/>
    </style:style>
    <style:style style:name="G56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66" style:family="table-row">
      <style:table-row-properties style:use-optimal-row-height="false" style:row-height="0.6388in"/>
    </style:style>
    <style:style style:name="G57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67" style:family="table-row">
      <style:table-row-properties style:use-optimal-row-height="false" style:row-height="9.0in"/>
    </style:style>
    <style:style style:name="G58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59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68" style:family="table-row">
      <style:table-row-properties style:use-optimal-row-height="false" style:row-height="0.5694in"/>
    </style:style>
    <style:style style:name="G60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69" style:family="table-row">
      <style:table-row-properties style:use-optimal-row-height="false" style:row-height="2.6388in"/>
    </style:style>
    <style:style style:name="G61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70" style:family="table-row">
      <style:table-row-properties style:use-optimal-row-height="false" style:row-height="5.6805in"/>
    </style:style>
    <style:style style:name="G62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71" style:family="table-row">
      <style:table-row-properties style:use-optimal-row-height="false" style:row-height="4.9861in"/>
    </style:style>
    <style:style style:name="G63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64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72" style:family="table-row">
      <style:table-row-properties style:use-optimal-row-height="false" style:row-height="0.6111in"/>
    </style:style>
    <style:style style:name="G65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66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67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68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69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70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71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72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73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74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75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76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77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78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79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80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81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82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83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G84" style:family="graphic" style:parent-style-name="Graphics">
      <style:graphic-properties draw:fill-color="#null" style:horizontal-pos="left" style:horizontal-rel="paragraph" style:vertical-pos="top" style:vertical-rel="paragraph" fo:clip="rect(0.0in,0.0in,5.5729in,0.0in)" svg:stroke-color="#000000" draw:stroke="solid" draw:stroke-dash="Dashed" svg:stroke-width="0.0in"/>
    </style:style>
    <style:style style:name="TR73" style:family="table-row">
      <style:table-row-properties style:use-optimal-row-height="false" style:row-height="8.5833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row table:style-name="TR0"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>
            <text:p text:style-name="P0"><text:bookmark text:name="JR_PAGE_ANCHOR_0_1"/><text:span text:style-name="T0">Model Report</text:span></text:p>
          </table:table-cell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19 Jan 2022 19:58:11</text:span></text:p>
          </table:table-cell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</table:table-row>
      </table:table>
      <table:table table:name="TBL_0_1" table:style-name="TBL1">
        <table:table-column table:style-name="TC3">
</table:table-column>
        <table:table-column table:style-name="TC4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5">
            <text:p><text:bookmark text:name="JR_PAGE_ANCHOR_0_2"/><draw:frame text:anchor-type="paragraph" draw:style-name="G0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" table:number-columns-spanned="3">
            <text:p text:style-name="P0"><text:span text:style-name="T2">Purpose</text:span></text:p>
          </table:table-cell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9">
          <table:table-cell table:style-name="C0"/>
          <table:table-cell table:style-name="C1" table:number-columns-spanned="3">
            <text:p text:style-name="P0"/>
          </table:table-cell>
          <table:covered-table-cell/>
          <table:covered-table-cell/>
          <table:table-cell table:style-name="C0"/>
        </table:table-row>
        <table:table-row table:style-name="TR10"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>
            <text:p text:style-name="P1"><text:span text:style-name="T3">Model Report</text:span></text:p>
          </table:table-cell>
          <table:table-cell table:style-name="C4">
            <text:p text:style-name="P2"><text:span text:style-name="T3">2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2" table:style-name="TBL1">
        <table:table-column table:style-name="TC3">
</table:table-column>
        <table:table-column table:style-name="TC7">
</table:table-column>
        <table:table-column table:style-name="TC8">
</table:table-column>
        <table:table-column table:style-name="TC9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8">
            <text:p><text:bookmark text:name="JR_PAGE_ANCHOR_0_3"/><draw:frame text:anchor-type="paragraph" draw:style-name="G1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" table:number-columns-spanned="6">
            <text:p text:style-name="P0"><text:span text:style-name="T2">View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6">
            <text:p text:style-name="P3"><text:span text:style-name="T4">Application Life Cycle Managemen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6">
            <text:p text:style-name="P0"><text:span text:style-name="T5">No viewpoin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2">
          <table:table-cell table:style-name="C0"/>
          <table:table-cell table:style-name="C1" table:number-columns-spanned="2">
            <text:p><draw:frame text:anchor-type="paragraph" draw:style-name="G2" svg:x="0.0in" svg:y="0.0in" svg:width="4.3333in" svg:height="3.0138in"><draw:image xlink:href="Pictures/img_0_2_4" xlink:type="simple" xlink:show="embed" xlink:actuate="onLoad"/>
</draw:frame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3">
          <table:table-cell table:style-name="C0"/>
          <table:table-cell table:style-name="C5" table:number-columns-spanned="5">
            <text:p text:style-name="P3"><text:span text:style-name="T6">Elements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4">
            <text:p text:style-name="P1"><text:span text:style-name="T7">Typ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pplication Life Cycle Management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Jira (CDC)</text:span></text:p>
          </table:table-cell>
          <table:table-cell table:style-name="C7" table:number-columns-spanned="4">
            <text:p text:style-name="P1"><text:span text:style-name="T1">Application Component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Jira Cloud (SaaS)</text:span></text:p>
          </table:table-cell>
          <table:table-cell table:style-name="C7" table:number-columns-spanned="4">
            <text:p text:style-name="P1"><text:span text:style-name="T1">Application Servic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3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3" table:style-name="TBL1">
        <table:table-column table:style-name="TC3">
</table:table-column>
        <table:table-column table:style-name="TC4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5">
            <text:p><text:bookmark text:name="JR_PAGE_ANCHOR_0_4"/><draw:frame text:anchor-type="paragraph" draw:style-name="G3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3">
            <text:p text:style-name="P3"><text:span text:style-name="T4">Current State Landscape</text:span></text:p>
          </table:table-cell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3">
            <text:p text:style-name="P0"><text:span text:style-name="T5">No viewpoint</text:span></text:p>
          </table:table-cell>
          <table:covered-table-cell/>
          <table:covered-table-cell/>
          <table:table-cell table:style-name="C0"/>
        </table:table-row>
        <table:table-row table:style-name="TR17"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>
            <text:p text:style-name="P1"><text:span text:style-name="T3">Model Report</text:span></text:p>
          </table:table-cell>
          <table:table-cell table:style-name="C4">
            <text:p text:style-name="P2"><text:span text:style-name="T3">4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4" table:style-name="TBL1">
        <table:table-column table:style-name="TC3">
</table:table-column>
        <table:table-column table:style-name="TC4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5"/><draw:frame text:anchor-type="paragraph" draw:style-name="G4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8">
          <table:table-cell table:style-name="C0"/>
          <table:table-cell table:style-name="C1" table:number-columns-spanned="3">
            <text:p><draw:frame text:anchor-type="paragraph" draw:style-name="G5" svg:x="0.0in" svg:y="0.0in" svg:width="7.1388in" svg:height="9.6666in"><draw:image xlink:href="Pictures/img_0_4_1" xlink:type="simple" xlink:show="embed" xlink:actuate="onLoad"/>
</draw:frame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>
            <text:p text:style-name="P1"><text:span text:style-name="T3">Model Report</text:span></text:p>
          </table:table-cell>
          <table:table-cell table:style-name="C4">
            <text:p text:style-name="P2"><text:span text:style-name="T3">5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5" table:style-name="TBL1">
        <table:table-column table:style-name="TC3">
</table:table-column>
        <table:table-column table:style-name="TC7">
</table:table-column>
        <table:table-column table:style-name="TC12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6"/><draw:frame text:anchor-type="paragraph" draw:style-name="G6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3">
          <table:table-cell table:style-name="C0"/>
          <table:table-cell table:style-name="C5" table:number-columns-spanned="4">
            <text:p text:style-name="P3"><text:span text:style-name="T6">Elements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3">
            <text:p text:style-name="P1"><text:span text:style-name="T7">Typ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ode Editing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sign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signer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veloper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Manual Build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Manual Deploy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Manual Deploy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Manual Test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Operations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roduction Environment</text:span></text:p>
          </table:table-cell>
          <table:table-cell table:style-name="C7" table:number-columns-spanned="3">
            <text:p text:style-name="P1"><text:span text:style-name="T1">Deliverabl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Requirement</text:span></text:p>
          </table:table-cell>
          <table:table-cell table:style-name="C7" table:number-columns-spanned="3">
            <text:p text:style-name="P1"><text:span text:style-name="T1">Requirem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Requirements Management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ource Control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taging Environment</text:span></text:p>
          </table:table-cell>
          <table:table-cell table:style-name="C7" table:number-columns-spanned="3">
            <text:p text:style-name="P1"><text:span text:style-name="T1">Deliverabl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takeholder</text:span></text:p>
          </table:table-cell>
          <table:table-cell table:style-name="C7" table:number-columns-spanned="3">
            <text:p text:style-name="P1"><text:span text:style-name="T1">Stakeholde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Tester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2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6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6" table:style-name="TBL1">
        <table:table-column table:style-name="TC3">
</table:table-column>
        <table:table-column table:style-name="TC7">
</table:table-column>
        <table:table-column table:style-name="TC12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7"/><draw:frame text:anchor-type="paragraph" draw:style-name="G7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5">
            <text:p text:style-name="P3"><text:span text:style-name="T4">DevOp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5">
            <text:p text:style-name="P0"><text:span text:style-name="T5">No viewpoin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1">
          <table:table-cell table:style-name="C0"/>
          <table:table-cell table:style-name="C1" table:number-columns-spanned="5">
            <text:p><draw:frame text:anchor-type="paragraph" draw:style-name="G8" svg:x="0.0in" svg:y="0.0in" svg:width="7.1388in" svg:height="5.0555in"><draw:image xlink:href="Pictures/img_0_6_3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13">
          <table:table-cell table:style-name="C0"/>
          <table:table-cell table:style-name="C5" table:number-columns-spanned="4">
            <text:p text:style-name="P3"><text:span text:style-name="T6">Elements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3">
            <text:p text:style-name="P1"><text:span text:style-name="T7">Typ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Build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Deployment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Integration Testing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Security Testing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UAT Testing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Unit Testing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vOps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Vulnerability Scanning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7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7" table:style-name="TBL1">
        <table:table-column table:style-name="TC3">
</table:table-column>
        <table:table-column table:style-name="TC7">
</table:table-column>
        <table:table-column table:style-name="TC12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8"/><draw:frame text:anchor-type="paragraph" draw:style-name="G9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5">
            <text:p text:style-name="P3"><text:span text:style-name="T4">Lifecycl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5">
            <text:p text:style-name="P0"><text:span text:style-name="T5">Requirements Realization viewpoin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3">
          <table:table-cell table:style-name="C0"/>
          <table:table-cell table:style-name="C1" table:number-columns-spanned="5">
            <text:p><draw:frame text:anchor-type="paragraph" draw:style-name="G10" svg:x="0.0in" svg:y="0.0in" svg:width="7.1388in" svg:height="6.1388in"><draw:image xlink:href="Pictures/img_0_7_3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13">
          <table:table-cell table:style-name="C0"/>
          <table:table-cell table:style-name="C5" table:number-columns-spanned="4">
            <text:p text:style-name="P3"><text:span text:style-name="T6">Elements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3">
            <text:p text:style-name="P1"><text:span text:style-name="T7">Typ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ccessibility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ccessibility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ccessibility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Build (CI)</text:span></text:p>
          </table:table-cell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ode Approved &amp; Merged</text:span></text:p>
          </table:table-cell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ode Comitted</text:span></text:p>
          </table:table-cell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ployment (CD)</text:span></text:p>
          </table:table-cell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ployment (CD) </text:span></text:p>
          </table:table-cell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ployment (CD)</text:span></text:p>
          </table:table-cell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ployment Approval</text:span></text:p>
          </table:table-cell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ployment Authority</text:span></text:p>
          </table:table-cell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veloper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8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8" table:style-name="TBL1">
        <table:table-column table:style-name="TC3">
</table:table-column>
        <table:table-column table:style-name="TC7">
</table:table-column>
        <table:table-column table:style-name="TC12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9"/><draw:frame text:anchor-type="paragraph" draw:style-name="G11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3">
            <text:p text:style-name="P1"><text:span text:style-name="T7">Typ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R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FCA Employee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Immutable Deployment Package</text:span></text:p>
          </table:table-cell>
          <table:table-cell table:style-name="C7" table:number-columns-spanned="3">
            <text:p text:style-name="P1"><text:span text:style-name="T1">Artifac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Integration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Integration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Integration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Load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Operational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Operational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eer Reviewers</text:span></text:p>
          </table:table-cell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enetration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enetration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enetration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ost Build Processes</text:span></text:p>
          </table:table-cell>
          <table:table-cell table:style-name="C7" table:number-columns-spanned="3">
            <text:p text:style-name="P1"><text:span text:style-name="T1">Application Process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ost Deployment Processes</text:span></text:p>
          </table:table-cell>
          <table:table-cell table:style-name="C7" table:number-columns-spanned="3">
            <text:p text:style-name="P1"><text:span text:style-name="T1">Application Process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ost Deployment Processes</text:span></text:p>
          </table:table-cell>
          <table:table-cell table:style-name="C7" table:number-columns-spanned="3">
            <text:p text:style-name="P1"><text:span text:style-name="T1">Application Process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ost Deployment Processes</text:span></text:p>
          </table:table-cell>
          <table:table-cell table:style-name="C7" table:number-columns-spanned="3">
            <text:p text:style-name="P1"><text:span text:style-name="T1">Application Process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roduction Environment</text:span></text:p>
          </table:table-cell>
          <table:table-cell table:style-name="C7" table:number-columns-spanned="3">
            <text:p text:style-name="P1"><text:span text:style-name="T1">Devic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Quality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Report</text:span></text:p>
          </table:table-cell>
          <table:table-cell table:style-name="C7" table:number-columns-spanned="3">
            <text:p text:style-name="P1"><text:span text:style-name="T1">Business Objec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ecurity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enior Developer(s)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taging Environment</text:span></text:p>
          </table:table-cell>
          <table:table-cell table:style-name="C7" table:number-columns-spanned="3">
            <text:p text:style-name="P1"><text:span text:style-name="T1">Devic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Test Analysis</text:span></text:p>
          </table:table-cell>
          <table:table-cell table:style-name="C7" table:number-columns-spanned="3">
            <text:p text:style-name="P1"><text:span text:style-name="T1">Application Process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UAT Environment</text:span></text:p>
          </table:table-cell>
          <table:table-cell table:style-name="C7" table:number-columns-spanned="3">
            <text:p text:style-name="P1"><text:span text:style-name="T1">Devic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UI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UI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Unit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Vulnerability Tests</text:span></text:p>
          </table:table-cell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9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9" table:style-name="TBL1">
        <table:table-column table:style-name="TC3">
</table:table-column>
        <table:table-column table:style-name="TC7">
</table:table-column>
        <table:table-column table:style-name="TC12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10"/><draw:frame text:anchor-type="paragraph" draw:style-name="G12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5">
            <text:p text:style-name="P3"><text:span text:style-name="T4">People &amp; Process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5">
            <text:p text:style-name="P0"><text:span text:style-name="T5">No viewpoin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5">
          <table:table-cell table:style-name="C0"/>
          <table:table-cell table:style-name="C1" table:number-columns-spanned="5">
            <text:p><draw:frame text:anchor-type="paragraph" draw:style-name="G13" svg:x="0.0in" svg:y="0.0in" svg:width="7.1388in" svg:height="3.2916in"><draw:image xlink:href="Pictures/img_0_9_3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13">
          <table:table-cell table:style-name="C0"/>
          <table:table-cell table:style-name="C5" table:number-columns-spanned="4">
            <text:p text:style-name="P3"><text:span text:style-name="T6">Elements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3">
            <text:p text:style-name="P1"><text:span text:style-name="T7">Typ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pproval</text:span></text:p>
          </table:table-cell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pprover</text:span></text:p>
          </table:table-cell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&amp;IR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I/CD Pipeline</text:span></text:p>
          </table:table-cell>
          <table:table-cell table:style-name="C7" table:number-columns-spanned="3">
            <text:p text:style-name="P1"><text:span text:style-name="T1">Application Collabora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reate</text:span></text:p>
          </table:table-cell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veloper</text:span></text:p>
          </table:table-cell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vSecOps Engineer</text:span></text:p>
          </table:table-cell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vSecOps Team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Live Product</text:span></text:p>
          </table:table-cell>
          <table:table-cell table:style-name="C7" table:number-columns-spanned="3">
            <text:p text:style-name="P1"><text:span text:style-name="T1">Produc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Maintain &amp; Monitor</text:span></text:p>
          </table:table-cell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roduct Group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ecurity Specialist</text:span></text:p>
          </table:table-cell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Test Reports</text:span></text:p>
          </table:table-cell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2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10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10" table:style-name="TBL1">
        <table:table-column table:style-name="TC3">
</table:table-column>
        <table:table-column table:style-name="TC7">
</table:table-column>
        <table:table-column table:style-name="TC12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11"/><draw:frame text:anchor-type="paragraph" draw:style-name="G14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5">
            <text:p text:style-name="P3"><text:span text:style-name="T4">People Transition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5">
            <text:p text:style-name="P0"><text:span text:style-name="T5">Implementation and Migration viewpoin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2">
          <table:table-cell table:style-name="C0"/>
          <table:table-cell table:style-name="C1" table:number-columns-spanned="5">
            <text:p><draw:frame text:anchor-type="paragraph" draw:style-name="G15" svg:x="0.0in" svg:y="0.0in" svg:width="7.1388in" svg:height="3.0138in"><draw:image xlink:href="Pictures/img_0_10_3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13">
          <table:table-cell table:style-name="C0"/>
          <table:table-cell table:style-name="C5" table:number-columns-spanned="4">
            <text:p text:style-name="P3"><text:span text:style-name="T6">Elements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3">
            <text:p text:style-name="P1"><text:span text:style-name="T7">Typ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&amp;IR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entral CI/CD System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urrent State</text:span></text:p>
          </table:table-cell>
          <table:table-cell table:style-name="C7" table:number-columns-spanned="3">
            <text:p text:style-name="P1"><text:span text:style-name="T1">Plateau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vOps Engineer</text:span></text:p>
          </table:table-cell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vOps Team (IPG)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vSecOps Engineer</text:span></text:p>
          </table:table-cell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vSecOps Team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ipeline</text:span></text:p>
          </table:table-cell>
          <table:table-cell table:style-name="C7" table:number-columns-spanned="3">
            <text:p text:style-name="P1"><text:span text:style-name="T1">Artifac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ipeline</text:span></text:p>
          </table:table-cell>
          <table:table-cell table:style-name="C7" table:number-columns-spanned="3">
            <text:p text:style-name="P1"><text:span text:style-name="T1">Artifac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roduct Group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rovisioned CI/CD System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ecurity Specialist</text:span></text:p>
          </table:table-cell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Target State</text:span></text:p>
          </table:table-cell>
          <table:table-cell table:style-name="C7" table:number-columns-spanned="3">
            <text:p text:style-name="P1"><text:span text:style-name="T1">Plateau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2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11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11" table:style-name="TBL1">
        <table:table-column table:style-name="TC3">
</table:table-column>
        <table:table-column table:style-name="TC7">
</table:table-column>
        <table:table-column table:style-name="TC12">
</table:table-column>
        <table:table-column table:style-name="TC5">
</table:table-column>
        <table:table-column table:style-name="TC13">
</table:table-column>
        <table:table-column table:style-name="TC14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8">
            <text:p><text:bookmark text:name="JR_PAGE_ANCHOR_0_12"/><draw:frame text:anchor-type="paragraph" draw:style-name="G16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6">
            <text:p text:style-name="P3"><text:span text:style-name="T4">SDLC Outcom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6">
            <text:p text:style-name="P0"><text:span text:style-name="T5">Strategy viewpoin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8">
          <table:table-cell table:style-name="C0"/>
          <table:table-cell table:style-name="C1" table:number-columns-spanned="4">
            <text:p><draw:frame text:anchor-type="paragraph" draw:style-name="G17" svg:x="0.0in" svg:y="0.0in" svg:width="7.0972in" svg:height="6.9305in"><draw:image xlink:href="Pictures/img_0_11_3" xlink:type="simple" xlink:show="embed" xlink:actuate="onLoad"/>
</draw:frame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R13">
          <table:table-cell table:style-name="C0"/>
          <table:table-cell table:style-name="C5" table:number-columns-spanned="5">
            <text:p text:style-name="P3"><text:span text:style-name="T6">Elements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4">
            <text:p text:style-name="P1"><text:span text:style-name="T7">Typ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 Strategy</text:span></text:p>
          </table:table-cell>
          <table:table-cell table:style-name="C7" table:number-columns-spanned="4">
            <text:p text:style-name="P1"><text:span text:style-name="T1">Course of Action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1 Application Life Cycle</text:span></text:p>
          </table:table-cell>
          <table:table-cell table:style-name="C7" table:number-columns-spanned="4">
            <text:p text:style-name="P1"><text:span text:style-name="T1">Outcom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10 Transparency</text:span></text:p>
          </table:table-cell>
          <table:table-cell table:style-name="C7" table:number-columns-spanned="4">
            <text:p text:style-name="P1"><text:span text:style-name="T1">Outcom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2 Self Service</text:span></text:p>
          </table:table-cell>
          <table:table-cell table:style-name="C7" table:number-columns-spanned="4">
            <text:p text:style-name="P1"><text:span text:style-name="T1">Outcom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3 Increased Confidence</text:span></text:p>
          </table:table-cell>
          <table:table-cell table:style-name="C7" table:number-columns-spanned="4">
            <text:p text:style-name="P1"><text:span text:style-name="T1">Outcom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4 Code Coverage</text:span></text:p>
          </table:table-cell>
          <table:table-cell table:style-name="C7" table:number-columns-spanned="4">
            <text:p text:style-name="P1"><text:span text:style-name="T1">Outcom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5 Deployment Automation</text:span></text:p>
          </table:table-cell>
          <table:table-cell table:style-name="C7" table:number-columns-spanned="4">
            <text:p text:style-name="P1"><text:span text:style-name="T1">Outcom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6 Testing Automation</text:span></text:p>
          </table:table-cell>
          <table:table-cell table:style-name="C7" table:number-columns-spanned="4">
            <text:p text:style-name="P1"><text:span text:style-name="T1">Outcom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2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12</text:span></text:p>
          </table:table-cell>
          <table:table-cell table:style-name="C3" table:number-columns-spanned="3">
            <text:p text:style-name="P1"><text:span text:style-name="T3"> / 67</text:span></text:p>
          </table:table-cell>
          <table:covered-table-cell/>
          <table:covered-table-cell/>
          <table:table-cell table:style-name="C0"/>
        </table:table-row>
      </table:table>
      <table:table table:name="TBL_0_12" table:style-name="TBL1">
        <table:table-column table:style-name="TC3">
</table:table-column>
        <table:table-column table:style-name="TC7">
</table:table-column>
        <table:table-column table:style-name="TC12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13"/><draw:frame text:anchor-type="paragraph" draw:style-name="G18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3">
            <text:p text:style-name="P1"><text:span text:style-name="T7">Typ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7 Repeatable Deployments</text:span></text:p>
          </table:table-cell>
          <table:table-cell table:style-name="C7" table:number-columns-spanned="3">
            <text:p text:style-name="P1"><text:span text:style-name="T1">Outcom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8 Fast Route to Live</text:span></text:p>
          </table:table-cell>
          <table:table-cell table:style-name="C7" table:number-columns-spanned="3">
            <text:p text:style-name="P1"><text:span text:style-name="T1">Outcom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9 Consistent tooling</text:span></text:p>
          </table:table-cell>
          <table:table-cell table:style-name="C7" table:number-columns-spanned="3">
            <text:p text:style-name="P1"><text:span text:style-name="T1">Outcom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13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13" table:style-name="TBL1">
        <table:table-column table:style-name="TC3">
</table:table-column>
        <table:table-column table:style-name="TC7">
</table:table-column>
        <table:table-column table:style-name="TC12">
</table:table-column>
        <table:table-column table:style-name="TC15">
</table:table-column>
        <table:table-column table:style-name="TC16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8">
            <text:p><text:bookmark text:name="JR_PAGE_ANCHOR_0_14"/><draw:frame text:anchor-type="paragraph" draw:style-name="G19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6">
            <text:p text:style-name="P3"><text:span text:style-name="T4">SDLC.1 Application Life Cycl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6">
            <text:p text:style-name="P0"><text:span text:style-name="T5">No viewpoin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1">
          <table:table-cell table:style-name="C0"/>
          <table:table-cell table:style-name="C1" table:number-columns-spanned="3">
            <text:p><draw:frame text:anchor-type="paragraph" draw:style-name="G20" svg:x="0.0in" svg:y="0.0in" svg:width="6.2083in" svg:height="7.0833in"><draw:image xlink:href="Pictures/img_0_13_3" xlink:type="simple" xlink:show="embed" xlink:actuate="onLoad"/>
</draw:frame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3">
          <table:table-cell table:style-name="C0"/>
          <table:table-cell table:style-name="C5" table:number-columns-spanned="5">
            <text:p text:style-name="P3"><text:span text:style-name="T6">Elements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4">
            <text:p text:style-name="P1"><text:span text:style-name="T7">Typ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pplication Life Cycle Management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pplication Monitor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Build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Deployment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Unit Test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1 Application Life Cycle</text:span></text:p>
          </table:table-cell>
          <table:table-cell table:style-name="C7" table:number-columns-spanned="4">
            <text:p text:style-name="P1"><text:span text:style-name="T1">Outcom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Vulnerability Scann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3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 table:number-columns-spanned="2">
            <text:p text:style-name="P2"><text:span text:style-name="T3">14</text:span></text:p>
          </table:table-cell>
          <table:covered-table-cell/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14" table:style-name="TBL1">
        <table:table-column table:style-name="TC3">
</table:table-column>
        <table:table-column table:style-name="TC4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5">
            <text:p><text:bookmark text:name="JR_PAGE_ANCHOR_0_15"/><draw:frame text:anchor-type="paragraph" draw:style-name="G21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</table:table-row>
        <table:table-row table:style-name="TR33"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>
            <text:p text:style-name="P1"><text:span text:style-name="T3">Model Report</text:span></text:p>
          </table:table-cell>
          <table:table-cell table:style-name="C4">
            <text:p text:style-name="P2"><text:span text:style-name="T3">15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15" table:style-name="TBL1">
        <table:table-column table:style-name="TC3">
</table:table-column>
        <table:table-column table:style-name="TC7">
</table:table-column>
        <table:table-column table:style-name="TC17">
</table:table-column>
        <table:table-column table:style-name="TC18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8">
            <text:p><text:bookmark text:name="JR_PAGE_ANCHOR_0_16"/><draw:frame text:anchor-type="paragraph" draw:style-name="G22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6">
            <text:p text:style-name="P3"><text:span text:style-name="T4">SDLC.10 Transparency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6">
            <text:p text:style-name="P0"><text:span text:style-name="T5">No viewpoin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4">
          <table:table-cell table:style-name="C0"/>
          <table:table-cell table:style-name="C1" table:number-columns-spanned="2">
            <text:p><draw:frame text:anchor-type="paragraph" draw:style-name="G23" svg:x="0.0in" svg:y="0.0in" svg:width="4.3194in" svg:height="5.75in"><draw:image xlink:href="Pictures/img_0_15_3" xlink:type="simple" xlink:show="embed" xlink:actuate="onLoad"/>
</draw:frame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3">
          <table:table-cell table:style-name="C0"/>
          <table:table-cell table:style-name="C5" table:number-columns-spanned="5">
            <text:p text:style-name="P3"><text:span text:style-name="T6">Elements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4">
            <text:p text:style-name="P1"><text:span text:style-name="T7">Typ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pplication Life Cycle Management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pplication Monitor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oding Standards</text:span></text:p>
          </table:table-cell>
          <table:table-cell table:style-name="C7" table:number-columns-spanned="4">
            <text:p text:style-name="P1"><text:span text:style-name="T1">Course of Action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10 Transparency</text:span></text:p>
          </table:table-cell>
          <table:table-cell table:style-name="C7" table:number-columns-spanned="4">
            <text:p text:style-name="P1"><text:span text:style-name="T1">Outcom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ource Control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3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16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16" table:style-name="TBL1">
        <table:table-column table:style-name="TC3">
</table:table-column>
        <table:table-column table:style-name="TC7">
</table:table-column>
        <table:table-column table:style-name="TC19">
</table:table-column>
        <table:table-column table:style-name="TC20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8">
            <text:p><text:bookmark text:name="JR_PAGE_ANCHOR_0_17"/><draw:frame text:anchor-type="paragraph" draw:style-name="G24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6">
            <text:p text:style-name="P3"><text:span text:style-name="T4">SDLC.2 Self Servic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6">
            <text:p text:style-name="P0"><text:span text:style-name="T5">No viewpoin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6">
          <table:table-cell table:style-name="C0"/>
          <table:table-cell table:style-name="C1" table:number-columns-spanned="2">
            <text:p><draw:frame text:anchor-type="paragraph" draw:style-name="G25" svg:x="0.0in" svg:y="0.0in" svg:width="5.1666in" svg:height="5.0694in"><draw:image xlink:href="Pictures/img_0_16_3" xlink:type="simple" xlink:show="embed" xlink:actuate="onLoad"/>
</draw:frame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3">
          <table:table-cell table:style-name="C0"/>
          <table:table-cell table:style-name="C5" table:number-columns-spanned="5">
            <text:p text:style-name="P3"><text:span text:style-name="T6">Elements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4">
            <text:p text:style-name="P1"><text:span text:style-name="T7">Typ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Build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Deployment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ode Quality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2 Self Service</text:span></text:p>
          </table:table-cell>
          <table:table-cell table:style-name="C7" table:number-columns-spanned="4">
            <text:p text:style-name="P1"><text:span text:style-name="T1">Outcom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3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17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17" table:style-name="TBL1">
        <table:table-column table:style-name="TC3">
</table:table-column>
        <table:table-column table:style-name="TC7">
</table:table-column>
        <table:table-column table:style-name="TC12">
</table:table-column>
        <table:table-column table:style-name="TC21">
</table:table-column>
        <table:table-column table:style-name="TC17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8">
            <text:p><text:bookmark text:name="JR_PAGE_ANCHOR_0_18"/><draw:frame text:anchor-type="paragraph" draw:style-name="G26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6">
            <text:p text:style-name="P3"><text:span text:style-name="T4">SDLC.3 Increased Confidenc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6">
            <text:p text:style-name="P0"><text:span text:style-name="T5">No viewpoin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8">
          <table:table-cell table:style-name="C0"/>
          <table:table-cell table:style-name="C1" table:number-columns-spanned="3">
            <text:p><draw:frame text:anchor-type="paragraph" draw:style-name="G27" svg:x="0.0in" svg:y="0.0in" svg:width="5.9861in" svg:height="6.1111in"><draw:image xlink:href="Pictures/img_0_17_3" xlink:type="simple" xlink:show="embed" xlink:actuate="onLoad"/>
</draw:frame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3">
          <table:table-cell table:style-name="C0"/>
          <table:table-cell table:style-name="C5" table:number-columns-spanned="5">
            <text:p text:style-name="P3"><text:span text:style-name="T6">Elements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4">
            <text:p text:style-name="P1"><text:span text:style-name="T7">Typ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Integration Test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UAT Test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Unit Test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ode Quality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3 Increased Confidence</text:span></text:p>
          </table:table-cell>
          <table:table-cell table:style-name="C7" table:number-columns-spanned="4">
            <text:p text:style-name="P1"><text:span text:style-name="T1">Outcom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Vulnerability Scann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3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 table:number-columns-spanned="2">
            <text:p text:style-name="P2"><text:span text:style-name="T3">18</text:span></text:p>
          </table:table-cell>
          <table:covered-table-cell/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18" table:style-name="TBL1">
        <table:table-column table:style-name="TC3">
</table:table-column>
        <table:table-column table:style-name="TC22">
</table:table-column>
        <table:table-column table:style-name="TC23">
</table:table-column>
        <table:table-column table:style-name="TC12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8">
            <text:p><text:bookmark text:name="JR_PAGE_ANCHOR_0_19"/><draw:frame text:anchor-type="paragraph" draw:style-name="G28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6">
            <text:p text:style-name="P3"><text:span text:style-name="T4">SDLC.4 Code Coverag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6">
            <text:p text:style-name="P0"><text:span text:style-name="T5">No viewpoin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0">
          <table:table-cell table:style-name="C0"/>
          <table:table-cell table:style-name="C1">
            <text:p><draw:frame text:anchor-type="paragraph" draw:style-name="G29" svg:x="0.0in" svg:y="0.0in" svg:width="2.9027in" svg:height="5.375in"><draw:image xlink:href="Pictures/img_0_18_3" xlink:type="simple" xlink:show="embed" xlink:actuate="onLoad"/>
</draw:fram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3">
          <table:table-cell table:style-name="C0"/>
          <table:table-cell table:style-name="C5" table:number-columns-spanned="5">
            <text:p text:style-name="P3"><text:span text:style-name="T6">Elements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Element</text:span></text:p>
          </table:table-cell>
          <table:covered-table-cell/>
          <table:table-cell table:style-name="C6" table:number-columns-spanned="3">
            <text:p text:style-name="P1"><text:span text:style-name="T7">Typ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 table:number-columns-spanned="2">
            <text:p text:style-name="P1"><text:span text:style-name="T1">Code Coverage Standards</text:span></text:p>
          </table:table-cell>
          <table:covered-table-cell/>
          <table:table-cell table:style-name="C7" table:number-columns-spanned="3">
            <text:p text:style-name="P1"><text:span text:style-name="T1">Course of Action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 table:number-columns-spanned="2">
            <text:p text:style-name="P1"><text:span text:style-name="T1">Code Quality</text:span></text:p>
          </table:table-cell>
          <table:covered-table-cell/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 table:number-columns-spanned="2">
            <text:p text:style-name="P1"><text:span text:style-name="T1">SDLC.4 Code Coverage</text:span></text:p>
          </table:table-cell>
          <table:covered-table-cell/>
          <table:table-cell table:style-name="C7" table:number-columns-spanned="3">
            <text:p text:style-name="P1"><text:span text:style-name="T1">Outcom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4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19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19" table:style-name="TBL1">
        <table:table-column table:style-name="TC3">
</table:table-column>
        <table:table-column table:style-name="TC7">
</table:table-column>
        <table:table-column table:style-name="TC19">
</table:table-column>
        <table:table-column table:style-name="TC20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8">
            <text:p><text:bookmark text:name="JR_PAGE_ANCHOR_0_20"/><draw:frame text:anchor-type="paragraph" draw:style-name="G30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6">
            <text:p text:style-name="P3"><text:span text:style-name="T4">SDLC.5 Deployment Automat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6">
            <text:p text:style-name="P0"><text:span text:style-name="T5">No viewpoin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2">
          <table:table-cell table:style-name="C0"/>
          <table:table-cell table:style-name="C1" table:number-columns-spanned="2">
            <text:p><draw:frame text:anchor-type="paragraph" draw:style-name="G31" svg:x="0.0in" svg:y="0.0in" svg:width="5.1805in" svg:height="6.2638in"><draw:image xlink:href="Pictures/img_0_19_3" xlink:type="simple" xlink:show="embed" xlink:actuate="onLoad"/>
</draw:frame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3">
          <table:table-cell table:style-name="C0"/>
          <table:table-cell table:style-name="C5" table:number-columns-spanned="5">
            <text:p text:style-name="P3"><text:span text:style-name="T6">Elements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4">
            <text:p text:style-name="P1"><text:span text:style-name="T7">Typ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Build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Deployment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Integration Test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Unit Test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5 Deployment Automation</text:span></text:p>
          </table:table-cell>
          <table:table-cell table:style-name="C7" table:number-columns-spanned="4">
            <text:p text:style-name="P1"><text:span text:style-name="T1">Outcom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4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20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20" table:style-name="TBL1">
        <table:table-column table:style-name="TC3">
</table:table-column>
        <table:table-column table:style-name="TC7">
</table:table-column>
        <table:table-column table:style-name="TC24">
</table:table-column>
        <table:table-column table:style-name="TC25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8">
            <text:p><text:bookmark text:name="JR_PAGE_ANCHOR_0_21"/><draw:frame text:anchor-type="paragraph" draw:style-name="G32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6">
            <text:p text:style-name="P3"><text:span text:style-name="T4">SDLC.6 Testing Automat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6">
            <text:p text:style-name="P0"><text:span text:style-name="T5">No viewpoin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4">
          <table:table-cell table:style-name="C0"/>
          <table:table-cell table:style-name="C1" table:number-columns-spanned="2">
            <text:p><draw:frame text:anchor-type="paragraph" draw:style-name="G33" svg:x="0.0in" svg:y="0.0in" svg:width="5.4166in" svg:height="3.6944in"><draw:image xlink:href="Pictures/img_0_20_3" xlink:type="simple" xlink:show="embed" xlink:actuate="onLoad"/>
</draw:frame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3">
          <table:table-cell table:style-name="C0"/>
          <table:table-cell table:style-name="C5" table:number-columns-spanned="5">
            <text:p text:style-name="P3"><text:span text:style-name="T6">Elements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4">
            <text:p text:style-name="P1"><text:span text:style-name="T7">Typ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Integration Test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UAT Test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Unit Test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6 Testing Automation</text:span></text:p>
          </table:table-cell>
          <table:table-cell table:style-name="C7" table:number-columns-spanned="4">
            <text:p text:style-name="P1"><text:span text:style-name="T1">Outcom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4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21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21" table:style-name="TBL1">
        <table:table-column table:style-name="TC3">
</table:table-column>
        <table:table-column table:style-name="TC7">
</table:table-column>
        <table:table-column table:style-name="TC26">
</table:table-column>
        <table:table-column table:style-name="TC27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8">
            <text:p><text:bookmark text:name="JR_PAGE_ANCHOR_0_22"/><draw:frame text:anchor-type="paragraph" draw:style-name="G34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6">
            <text:p text:style-name="P3"><text:span text:style-name="T4">SDLC.7 Repeatable Deployment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6">
            <text:p text:style-name="P0"><text:span text:style-name="T5">No viewpoin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6">
          <table:table-cell table:style-name="C0"/>
          <table:table-cell table:style-name="C1" table:number-columns-spanned="2">
            <text:p><draw:frame text:anchor-type="paragraph" draw:style-name="G35" svg:x="0.0in" svg:y="0.0in" svg:width="4.7916in" svg:height="5.5694in"><draw:image xlink:href="Pictures/img_0_21_3" xlink:type="simple" xlink:show="embed" xlink:actuate="onLoad"/>
</draw:frame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3">
          <table:table-cell table:style-name="C0"/>
          <table:table-cell table:style-name="C5" table:number-columns-spanned="5">
            <text:p text:style-name="P3"><text:span text:style-name="T6">Elements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4">
            <text:p text:style-name="P1"><text:span text:style-name="T7">Typ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Deployment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Integration Test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UAT Test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7 Repeatable Deployments</text:span></text:p>
          </table:table-cell>
          <table:table-cell table:style-name="C7" table:number-columns-spanned="4">
            <text:p text:style-name="P1"><text:span text:style-name="T1">Outcom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4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22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22" table:style-name="TBL1">
        <table:table-column table:style-name="TC3">
</table:table-column>
        <table:table-column table:style-name="TC7">
</table:table-column>
        <table:table-column table:style-name="TC28">
</table:table-column>
        <table:table-column table:style-name="TC29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8">
            <text:p><text:bookmark text:name="JR_PAGE_ANCHOR_0_23"/><draw:frame text:anchor-type="paragraph" draw:style-name="G36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6">
            <text:p text:style-name="P3"><text:span text:style-name="T4">SDLC.8 Fast Route to Liv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6">
            <text:p text:style-name="P0"><text:span text:style-name="T5">No viewpoin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8">
          <table:table-cell table:style-name="C0"/>
          <table:table-cell table:style-name="C1" table:number-columns-spanned="2">
            <text:p><draw:frame text:anchor-type="paragraph" draw:style-name="G37" svg:x="0.0in" svg:y="0.0in" svg:width="4.6388in" svg:height="5.4583in"><draw:image xlink:href="Pictures/img_0_22_3" xlink:type="simple" xlink:show="embed" xlink:actuate="onLoad"/>
</draw:frame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3">
          <table:table-cell table:style-name="C0"/>
          <table:table-cell table:style-name="C5" table:number-columns-spanned="5">
            <text:p text:style-name="P3"><text:span text:style-name="T6">Elements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4">
            <text:p text:style-name="P1"><text:span text:style-name="T7">Typ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Build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Deployment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Integration Test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UAT Test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Unit Test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8 Fast Route to Live</text:span></text:p>
          </table:table-cell>
          <table:table-cell table:style-name="C7" table:number-columns-spanned="4">
            <text:p text:style-name="P1"><text:span text:style-name="T1">Outcom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4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23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23" table:style-name="TBL1">
        <table:table-column table:style-name="TC3">
</table:table-column>
        <table:table-column table:style-name="TC7">
</table:table-column>
        <table:table-column table:style-name="TC12">
</table:table-column>
        <table:table-column table:style-name="TC30">
</table:table-column>
        <table:table-column table:style-name="TC28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8">
            <text:p><text:bookmark text:name="JR_PAGE_ANCHOR_0_24"/><draw:frame text:anchor-type="paragraph" draw:style-name="G38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6">
            <text:p text:style-name="P3"><text:span text:style-name="T4">SDLC.9 Consistent toolin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6">
            <text:p text:style-name="P0"><text:span text:style-name="T5">No viewpoin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0">
          <table:table-cell table:style-name="C0"/>
          <table:table-cell table:style-name="C1" table:number-columns-spanned="3">
            <text:p><draw:frame text:anchor-type="paragraph" draw:style-name="G39" svg:x="0.0in" svg:y="0.0in" svg:width="5.6666in" svg:height="7.3194in"><draw:image xlink:href="Pictures/img_0_23_3" xlink:type="simple" xlink:show="embed" xlink:actuate="onLoad"/>
</draw:frame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3">
          <table:table-cell table:style-name="C0"/>
          <table:table-cell table:style-name="C5" table:number-columns-spanned="5">
            <text:p text:style-name="P3"><text:span text:style-name="T6">Elements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4">
            <text:p text:style-name="P1"><text:span text:style-name="T7">Typ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pplication Life Cycle Management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pplication Monitor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Build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ode Edit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DLC.9 Consistent tooling</text:span></text:p>
          </table:table-cell>
          <table:table-cell table:style-name="C7" table:number-columns-spanned="4">
            <text:p text:style-name="P1"><text:span text:style-name="T1">Outcom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ource Control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Vulnerability Scanning</text:span></text:p>
          </table:table-cell>
          <table:table-cell table:style-name="C7" table:number-columns-spanned="4">
            <text:p text:style-name="P1"><text:span text:style-name="T1">Capability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 table:number-columns-spanned="2">
            <text:p text:style-name="P2"><text:span text:style-name="T3">24</text:span></text:p>
          </table:table-cell>
          <table:covered-table-cell/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24" table:style-name="TBL1">
        <table:table-column table:style-name="TC3">
</table:table-column>
        <table:table-column table:style-name="TC4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5">
            <text:p><text:bookmark text:name="JR_PAGE_ANCHOR_0_25"/><draw:frame text:anchor-type="paragraph" draw:style-name="G40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</table:table-row>
        <table:table-row table:style-name="TR33"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>
            <text:p text:style-name="P1"><text:span text:style-name="T3">Model Report</text:span></text:p>
          </table:table-cell>
          <table:table-cell table:style-name="C4">
            <text:p text:style-name="P2"><text:span text:style-name="T3">25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25" table:style-name="TBL1">
        <table:table-column table:style-name="TC3">
</table:table-column>
        <table:table-column table:style-name="TC7">
</table:table-column>
        <table:table-column table:style-name="TC12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26"/><draw:frame text:anchor-type="paragraph" draw:style-name="G41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5">
            <text:p text:style-name="P3"><text:span text:style-name="T4">Target State Capability Map - Tooling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5">
            <text:p text:style-name="P0"><text:span text:style-name="T5">No viewpoin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1">
          <table:table-cell table:style-name="C0"/>
          <table:table-cell table:style-name="C1" table:number-columns-spanned="5">
            <text:p><draw:frame text:anchor-type="paragraph" draw:style-name="G42" svg:x="0.0in" svg:y="0.0in" svg:width="7.1388in" svg:height="3.5416in"><draw:image xlink:href="Pictures/img_0_25_3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13">
          <table:table-cell table:style-name="C0"/>
          <table:table-cell table:style-name="C5" table:number-columns-spanned="4">
            <text:p text:style-name="P3"><text:span text:style-name="T6">Elements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3">
            <text:p text:style-name="P1"><text:span text:style-name="T7">Typ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dobe XD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Bats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Behave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fn_Nag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hef Automate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I / CD</text:span></text:p>
          </table:table-cell>
          <table:table-cell table:style-name="C7" table:number-columns-spanned="3">
            <text:p text:style-name="P1"><text:span text:style-name="T1">Grouping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loudwatch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ata Dog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ata Loader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sign</text:span></text:p>
          </table:table-cell>
          <table:table-cell table:style-name="C7" table:number-columns-spanned="3">
            <text:p text:style-name="P1"><text:span text:style-name="T1">Grouping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velopment</text:span></text:p>
          </table:table-cell>
          <table:table-cell table:style-name="C7" table:number-columns-spanned="3">
            <text:p text:style-name="P1"><text:span text:style-name="T1">Grouping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EA Sparx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Eclipse IDE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Force.com Explorer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Gitlab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Invision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Jenkins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JetBrains Intellij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Jira (CDC)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Jira Cloud (SaaS)</text:span></text:p>
          </table:table-cell>
          <table:table-cell table:style-name="C7" table:number-columns-spanned="3">
            <text:p text:style-name="P1"><text:span text:style-name="T1">Application Servic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Junit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lambda-tester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Monitoring</text:span></text:p>
          </table:table-cell>
          <table:table-cell table:style-name="C7" table:number-columns-spanned="3">
            <text:p text:style-name="P1"><text:span text:style-name="T1">Grouping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Oracle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26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26" table:style-name="TBL1">
        <table:table-column table:style-name="TC3">
</table:table-column>
        <table:table-column table:style-name="TC7">
</table:table-column>
        <table:table-column table:style-name="TC12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27"/><draw:frame text:anchor-type="paragraph" draw:style-name="G43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3">
            <text:p text:style-name="P1"><text:span text:style-name="T7">Typ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ylint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ytest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Repositories</text:span></text:p>
          </table:table-cell>
          <table:table-cell table:style-name="C7" table:number-columns-spanned="3">
            <text:p text:style-name="P1"><text:span text:style-name="T1">Grouping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Requirements</text:span></text:p>
          </table:table-cell>
          <table:table-cell table:style-name="C7" table:number-columns-spanned="3">
            <text:p text:style-name="P1"><text:span text:style-name="T1">Grouping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hellcheck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onarQube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plunk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Testing</text:span></text:p>
          </table:table-cell>
          <table:table-cell table:style-name="C7" table:number-columns-spanned="3">
            <text:p text:style-name="P1"><text:span text:style-name="T1">Grouping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Visio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VS Code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Yamllint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Zeplin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5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27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27" table:style-name="TBL1">
        <table:table-column table:style-name="TC3">
</table:table-column>
        <table:table-column table:style-name="TC7">
</table:table-column>
        <table:table-column table:style-name="TC12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28"/><draw:frame text:anchor-type="paragraph" draw:style-name="G44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5" table:number-columns-spanned="5">
            <text:p text:style-name="P3"><text:span text:style-name="T4">Target State Landscap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1" table:number-columns-spanned="5">
            <text:p text:style-name="P0"><text:span text:style-name="T5">No viewpoin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3">
          <table:table-cell table:style-name="C0"/>
          <table:table-cell table:style-name="C1" table:number-columns-spanned="5">
            <text:p><draw:frame text:anchor-type="paragraph" draw:style-name="G45" svg:x="0.0in" svg:y="0.0in" svg:width="7.125in" svg:height="5.5416in"><draw:image xlink:href="Pictures/img_0_27_3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13">
          <table:table-cell table:style-name="C0"/>
          <table:table-cell table:style-name="C5" table:number-columns-spanned="4">
            <text:p text:style-name="P3"><text:span text:style-name="T6">Elements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3">
            <text:p text:style-name="P1"><text:span text:style-name="T7">Typ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pplication Life Cycle Management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pplication Lifecycle Management Service</text:span></text:p>
          </table:table-cell>
          <table:table-cell table:style-name="C7" table:number-columns-spanned="3">
            <text:p text:style-name="P1"><text:span text:style-name="T1">Application Servic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pplication Monitoring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Build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Deployment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Integration Testing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Security Testing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UAT Testing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Automated Unit Testing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ode Editing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Code Quality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sign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signer</text:span></text:p>
          </table:table-cell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Developer</text:span></text:p>
          </table:table-cell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Manual Test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28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28" table:style-name="TBL1">
        <table:table-column table:style-name="TC3">
</table:table-column>
        <table:table-column table:style-name="TC7">
</table:table-column>
        <table:table-column table:style-name="TC12">
</table:table-column>
        <table:table-column table:style-name="TC5">
</table:table-column>
        <table:table-column table:style-name="TC10">
</table:table-column>
        <table:table-column table:style-name="TC11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29"/><draw:frame text:anchor-type="paragraph" draw:style-name="G46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Element</text:span></text:p>
          </table:table-cell>
          <table:table-cell table:style-name="C6" table:number-columns-spanned="3">
            <text:p text:style-name="P1"><text:span text:style-name="T7">Typ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Production Environment</text:span></text:p>
          </table:table-cell>
          <table:table-cell table:style-name="C7" table:number-columns-spanned="3">
            <text:p text:style-name="P1"><text:span text:style-name="T1">Deliverabl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Requirement</text:span></text:p>
          </table:table-cell>
          <table:table-cell table:style-name="C7" table:number-columns-spanned="3">
            <text:p text:style-name="P1"><text:span text:style-name="T1">Requirement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Requirements Management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Requirements Management Service</text:span></text:p>
          </table:table-cell>
          <table:table-cell table:style-name="C7" table:number-columns-spanned="3">
            <text:p text:style-name="P1"><text:span text:style-name="T1">Application Servic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ource Control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taging Environment</text:span></text:p>
          </table:table-cell>
          <table:table-cell table:style-name="C7" table:number-columns-spanned="3">
            <text:p text:style-name="P1"><text:span text:style-name="T1">Deliverable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Stakeholder</text:span></text:p>
          </table:table-cell>
          <table:table-cell table:style-name="C7" table:number-columns-spanned="3">
            <text:p text:style-name="P1"><text:span text:style-name="T1">Stakeholde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Tester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7">
            <text:p text:style-name="P1"><text:span text:style-name="T1">Vulnerability Scanning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5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29</text:span></text:p>
          </table:table-cell>
          <table:table-cell table:style-name="C3" table:number-columns-spanned="2">
            <text:p text:style-name="P1"><text:span text:style-name="T3"> / 67</text:span></text:p>
          </table:table-cell>
          <table:covered-table-cell/>
          <table:table-cell table:style-name="C0"/>
        </table:table-row>
      </table:table>
      <table:table table:name="TBL_0_29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30"/><draw:frame text:anchor-type="paragraph" draw:style-name="G47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" table:number-columns-spanned="4">
            <text:p text:style-name="P0"><text:span text:style-name="T2">Strategy Layer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pplication Life Cycle Managemen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pplication Monitoring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pprove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Value Str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utomated Build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utomated Deploymen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utomated Integration Testing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utomated Security Testing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utomated UAT Testing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utomated Unit Testing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de Coverage Standard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urse of Ac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de Editing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de Quality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ding Standard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urse of Ac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reate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Value Stream</text:span></text:p>
          </table:table-cell>
          <table:covered-table-cell/>
          <table:covered-table-cell/>
          <table:table-cell table:style-name="C0"/>
        </table:table-row>
        <table:table-row table:style-name="TR5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30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30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31"/><draw:frame text:anchor-type="paragraph" draw:style-name="G48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5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reate (copy)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Value Str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sig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vOp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Maintain &amp; Monitor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Value Str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Manual Build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Manual Deploy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Manual Deploy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Manual Tes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quirements Managemen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DLC Strategy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urse of Ac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ource Control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est Report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Value Str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Vulnerability Scanning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apability</text:span></text:p>
          </table:table-cell>
          <table:covered-table-cell/>
          <table:covered-table-cell/>
          <table:table-cell table:style-name="C0"/>
        </table:table-row>
        <table:table-row table:style-name="TR5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31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31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32"/><draw:frame text:anchor-type="paragraph" draw:style-name="G49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" table:number-columns-spanned="4">
            <text:p text:style-name="P0"><text:span text:style-name="T2">Business Layer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pprover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Business Func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Business Func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Business Proces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Business Proces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&amp;IR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ployment Authority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signer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signer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veloper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veloper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vOp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Business Ser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vOps (CDC)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Business Ser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vOps (EUC)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Business Ser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vOps Engineer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vOps Team (IPG)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</table:table-row>
        <table:table-row table:style-name="TR5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32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32" table:style-name="TBL1">
        <table:table-column table:style-name="TC3">
</table:table-column>
        <table:table-column table:style-name="TC11">
</table:table-column>
        <table:table-column table:style-name="TC33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33"/><draw:frame text:anchor-type="paragraph" draw:style-name="G50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5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DevSecOps Enginee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DevSecOps Enginee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DevSecOps Team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FCA Employe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To verify the code changes and to ensure test quality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Live Produc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Produc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Operation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Peer Reviewer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Product Group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Repor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Business Objec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ecurity Specialis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Business Rol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enior Developer(s)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takeholde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Teste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Business Actor</text:span></text:p>
          </table:table-cell>
          <table:covered-table-cell/>
          <table:covered-table-cell/>
          <table:table-cell table:style-name="C0"/>
        </table:table-row>
        <table:table-row table:style-name="TR6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33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33" table:style-name="TBL1">
        <table:table-column table:style-name="TC3">
</table:table-column>
        <table:table-column table:style-name="TC11">
</table:table-column>
        <table:table-column table:style-name="TC33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34"/><draw:frame text:anchor-type="paragraph" draw:style-name="G51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" table:number-columns-spanned="5">
            <text:p text:style-name="P0"><text:span text:style-name="T2">Application Laye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Accessibility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UA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Accessibility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Staging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Accessibility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Produc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Adobe XD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Application Lifecycle Management Servic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Ser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Approval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Ba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Behav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Build (CI)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Central CI/CD System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Cfn_Nag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Chef Automat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6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34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34" table:style-name="TBL1">
        <table:table-column table:style-name="TC3">
</table:table-column>
        <table:table-column table:style-name="TC11">
</table:table-column>
        <table:table-column table:style-name="TC33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35"/><draw:frame text:anchor-type="paragraph" draw:style-name="G52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CI/CD Pipelin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llabor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CI/CD Pipelin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Ser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Cloudwatch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Code Approved &amp; Merged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Code Comitted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Creat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Data Dog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Data Loade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able:table is-subtable="true" table:name="TBL_0_34_25" table:style-name="TBL2">
              <table:table-column table:style-name="TC31">
</table:table-column>
              <table:table-column table:style-name="TC34">
</table:table-column>
              <table:table-row table:style-name="TR15">
                <table:table-cell table:style-name="C6">
                  <text:p text:style-name="P1"><text:span text:style-name="T7">FCAType</text:span></text:p>
                </table:table-cell>
                <table:table-cell table:style-name="C7">
                  <text:p text:style-name="P1"><text:span text:style-name="T1">Development Tool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Deployment (CD)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Deployment to staging environmen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Deployment (CD)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Deployment to Production environmen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Deployment (CD) 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Deployment to UAT environmen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Deployment Approval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DR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6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35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35" table:style-name="TBL1">
        <table:table-column table:style-name="TC3">
</table:table-column>
        <table:table-column table:style-name="TC11">
</table:table-column>
        <table:table-column table:style-name="TC33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36"/><draw:frame text:anchor-type="paragraph" draw:style-name="G53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UA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DR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EA Sparx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Eclipse ID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Force.com Explore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able:table is-subtable="true" table:name="TBL_0_35_14" table:style-name="TBL2">
              <table:table-column table:style-name="TC31">
</table:table-column>
              <table:table-column table:style-name="TC34">
</table:table-column>
              <table:table-row table:style-name="TR15">
                <table:table-cell table:style-name="C6">
                  <text:p text:style-name="P1"><text:span text:style-name="T7">drill down</text:span></text:p>
                </table:table-cell>
                <table:table-cell table:style-name="C7">
                  <text:p text:style-name="P1"><text:span text:style-name="T1">EAID_6B076B3F_3CE8_48c5_9872_6DC839C5AD7A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Gitlab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Integration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Produc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Integration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UA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Integration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Staging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Invisio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Jenkin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JetBrains Intellij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Jira (CDC)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2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36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36" table:style-name="TBL1">
        <table:table-column table:style-name="TC3">
</table:table-column>
        <table:table-column table:style-name="TC11">
</table:table-column>
        <table:table-column table:style-name="TC33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37"/><draw:frame text:anchor-type="paragraph" draw:style-name="G54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4">
          <table:table-cell table:style-name="C0"/>
          <table:table-cell table:style-name="C0"/>
          <table:table-cell table:style-name="C8" table:number-columns-spanned="4">
            <text:p text:style-name="P0"><text:span text:style-name="T9">This is the CDC instance of Jira. Approval given to migrate to the SaaS version (Jira Cloud) in July 2019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Jira Cloud (SaaS)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Ser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Juni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lambda-teste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Load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Load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UA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Maintain &amp; Monito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Monitoring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Proces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Monitoring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Ser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Operational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UA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Operational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Staging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Oracl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Penetration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1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37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37" table:style-name="TBL1">
        <table:table-column table:style-name="TC3">
</table:table-column>
        <table:table-column table:style-name="TC11">
</table:table-column>
        <table:table-column table:style-name="TC33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38"/><draw:frame text:anchor-type="paragraph" draw:style-name="G55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Staging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Penetration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Produc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Penetration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UA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Post Build Process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Proces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Post Deployment Process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Process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Produc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Post Deployment Process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Process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UA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Post Deployment Processe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Process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Staging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Provisioned CI/CD System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Pylin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Pytes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Quality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Requirements Management Servic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Service</text:span></text:p>
          </table:table-cell>
          <table:covered-table-cell/>
          <table:covered-table-cell/>
          <table:table-cell table:style-name="C0"/>
        </table:table-row>
        <table:table-row table:style-name="TR6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38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38" table:style-name="TBL1">
        <table:table-column table:style-name="TC3">
</table:table-column>
        <table:table-column table:style-name="TC11">
</table:table-column>
        <table:table-column table:style-name="TC33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39"/><draw:frame text:anchor-type="paragraph" draw:style-name="G56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ecurity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hellcheck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onarQub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plunk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Test Analys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Proces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Test Repor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Ev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UI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Staging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UI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UA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Unit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Usage Analysi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Visio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VS Cod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Vulnerability Tes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Application Function</text:span></text:p>
          </table:table-cell>
          <table:covered-table-cell/>
          <table:covered-table-cell/>
          <table:table-cell table:style-name="C0"/>
        </table:table-row>
        <table:table-row table:style-name="TR6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39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39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40"/><draw:frame text:anchor-type="paragraph" draw:style-name="G57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Yamllin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Zepli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pplication Component</text:span></text:p>
          </table:table-cell>
          <table:covered-table-cell/>
          <table:covered-table-cell/>
          <table:table-cell table:style-name="C0"/>
        </table:table-row>
        <table:table-row table:style-name="TR6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40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40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41"/><draw:frame text:anchor-type="paragraph" draw:style-name="G58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" table:number-columns-spanned="4">
            <text:p text:style-name="P0"><text:span text:style-name="T2">Technology &amp; Physical Layer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de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rtifac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sig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rtifac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Immutable Deployment Package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rtifac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Pipeline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rtifac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Pipeline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rtifac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Production Environmen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De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taging Environmen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De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UAT Environmen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Device</text:span></text:p>
          </table:table-cell>
          <table:covered-table-cell/>
          <table:covered-table-cell/>
          <table:table-cell table:style-name="C0"/>
        </table:table-row>
        <table:table-row table:style-name="TR4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41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41" table:style-name="TBL1">
        <table:table-column table:style-name="TC3">
</table:table-column>
        <table:table-column table:style-name="TC11">
</table:table-column>
        <table:table-column table:style-name="TC33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42"/><draw:frame text:anchor-type="paragraph" draw:style-name="G59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" table:number-columns-spanned="5">
            <text:p text:style-name="P0"><text:span text:style-name="T2">Motivatio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IPG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Stakehold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Requiremen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Requir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Requiremen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Requir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Requiremen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Requir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Requirement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Requir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DLC.1 Application Life Cycl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Outcom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able:table is-subtable="true" table:name="TBL_0_41_19" table:style-name="TBL2">
              <table:table-column table:style-name="TC31">
</table:table-column>
              <table:table-column table:style-name="TC34">
</table:table-column>
              <table:table-row table:style-name="TR15">
                <table:table-cell table:style-name="C6">
                  <text:p text:style-name="P1"><text:span text:style-name="T7">drill down</text:span></text:p>
                </table:table-cell>
                <table:table-cell table:style-name="C7">
                  <text:p text:style-name="P1"><text:span text:style-name="T1">EAID_545C6720_6B18_4707_A7BF_344E46C3F6F7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4">
          <table:table-cell table:style-name="C0"/>
          <table:table-cell table:style-name="C0"/>
          <table:table-cell table:style-name="C8" table:number-columns-spanned="4">
            <text:p text:style-name="P0"><text:span text:style-name="T9">Defined application life cycle that everyone understands and subscribes to, from concept to design to development to testing to live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DLC.10 Transparency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Outcom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able:table is-subtable="true" table:name="TBL_0_41_24" table:style-name="TBL2">
              <table:table-column table:style-name="TC31">
</table:table-column>
              <table:table-column table:style-name="TC34">
</table:table-column>
              <table:table-row table:style-name="TR15">
                <table:table-cell table:style-name="C6">
                  <text:p text:style-name="P1"><text:span text:style-name="T7">drill down</text:span></text:p>
                </table:table-cell>
                <table:table-cell table:style-name="C7">
                  <text:p text:style-name="P1"><text:span text:style-name="T1">EAID_786039EF_C844_4a88_B42B_FE8EDD48A646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4">
          <table:table-cell table:style-name="C0"/>
          <table:table-cell table:style-name="C0"/>
          <table:table-cell table:style-name="C8" table:number-columns-spanned="4">
            <text:p text:style-name="P0"><text:span text:style-name="T9">The status of projects is available to all. Also information regarding the performance and usage of applications and adherence to coding standards.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DLC.2 Self Servic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Outcome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8">
          <table:table-cell table:style-name="C0"/>
          <table:table-cell table:style-name="C0"/>
          <table:table-cell table:style-name="C8" table:number-columns-spanned="4">
            <text:p text:style-name="P0"><text:span text:style-name="T9">Self Service to reduce dependencies on specialist IT staff. Being able to update project status, commit code to source control, trigger a new build and deployment to staging environments.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DLC.3 Increased Confidenc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Outcome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8">
          <table:table-cell table:style-name="C0"/>
          <table:table-cell table:style-name="C0"/>
          <table:table-cell table:style-name="C8" table:number-columns-spanned="4">
            <text:p text:style-name="P0"><text:span text:style-name="T9">Increased confidence in software/systems delivered. This is delivered by increasing the amount of automated testing that is run every time the code is built and deployed, along with checks for code quality.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DLC.4 Code Coverag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Outcome</text:span></text:p>
          </table:table-cell>
          <table:covered-table-cell/>
          <table:covered-table-cell/>
          <table:table-cell table:style-name="C0"/>
        </table:table-row>
        <table:table-row table:style-name="TR5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42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42" table:style-name="TBL1">
        <table:table-column table:style-name="TC3">
</table:table-column>
        <table:table-column table:style-name="TC11">
</table:table-column>
        <table:table-column table:style-name="TC33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7">
            <text:p><text:bookmark text:name="JR_PAGE_ANCHOR_0_43"/><draw:frame text:anchor-type="paragraph" draw:style-name="G60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6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Increased code coverage through unit testing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DLC.5 Deployment Automatio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Outcome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0">
          <table:table-cell table:style-name="C0"/>
          <table:table-cell table:style-name="C0"/>
          <table:table-cell table:style-name="C8" table:number-columns-spanned="4">
            <text:p text:style-name="P0"><text:span text:style-name="T9">Automation of deployments preferably through 1-click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DLC.6 Testing Automation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Outcome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4">
          <table:table-cell table:style-name="C0"/>
          <table:table-cell table:style-name="C0"/>
          <table:table-cell table:style-name="C8" table:number-columns-spanned="4">
            <text:p text:style-name="P0"><text:span text:style-name="T9">Automation of testing during the compilation phase of the life cycle to ensure that changes have not broken existing functionality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DLC.7 Repeatable Deployments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Outcome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4">
          <table:table-cell table:style-name="C0"/>
          <table:table-cell table:style-name="C0"/>
          <table:table-cell table:style-name="C8" table:number-columns-spanned="4">
            <text:p text:style-name="P0"><text:span text:style-name="T9">Repeatable deployments through environments for easy promote forward and roll back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DLC.8 Fast Route to Live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Outcome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4">
          <table:table-cell table:style-name="C0"/>
          <table:table-cell table:style-name="C0"/>
          <table:table-cell table:style-name="C8" table:number-columns-spanned="4">
            <text:p text:style-name="P0"><text:span text:style-name="T9">Faster route to live giving regular deployments and increased visibility to stakeholder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DLC.9 Consistent tooling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Outcome</text:span></text:p>
          </table:table-cell>
          <table:covered-table-cell/>
          <table:covered-table-cell/>
          <table:table-cell table:style-name="C0"/>
        </table:table-row>
        <table:table-row table:style-name="TR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4">
          <table:table-cell table:style-name="C0"/>
          <table:table-cell table:style-name="C0"/>
          <table:table-cell table:style-name="C8" table:number-columns-spanned="4">
            <text:p text:style-name="P0"><text:span text:style-name="T9">Consistent tooling to promote re-use across the FCA reducing support and maintenance cost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takeholde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Stakehold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5">
            <text:p text:style-name="P0"><text:span text:style-name="T8">Stakeholder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 table:number-columns-spanned="2">
            <text:p text:style-name="P1"><text:span text:style-name="T7">Type</text:span></text:p>
          </table:table-cell>
          <table:covered-table-cell/>
          <table:table-cell table:style-name="C7" table:number-columns-spanned="3">
            <text:p text:style-name="P1"><text:span text:style-name="T1">Stakeholder</text:span></text:p>
          </table:table-cell>
          <table:covered-table-cell/>
          <table:covered-table-cell/>
          <table:table-cell table:style-name="C0"/>
        </table:table-row>
        <table:table-row table:style-name="TR6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3">
            <text:p text:style-name="P1"><text:span text:style-name="T3">Model Report</text:span></text:p>
          </table:table-cell>
          <table:covered-table-cell/>
          <table:covered-table-cell/>
          <table:table-cell table:style-name="C4">
            <text:p text:style-name="P2"><text:span text:style-name="T3">43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43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44"/><draw:frame text:anchor-type="paragraph" draw:style-name="G61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" table:number-columns-spanned="4">
            <text:p text:style-name="P0"><text:span text:style-name="T2">Implementation and Migr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urrent State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Plateau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Production Environmen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Deliverabl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por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Deliverabl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taging Environmen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Deliverabl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arget State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Plateau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Work Package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Work Package</text:span></text:p>
          </table:table-cell>
          <table:covered-table-cell/>
          <table:covered-table-cell/>
          <table:table-cell table:style-name="C0"/>
        </table:table-row>
        <table:table-row table:style-name="TR7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44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44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45"/><draw:frame text:anchor-type="paragraph" draw:style-name="G62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" table:number-columns-spanned="4">
            <text:p text:style-name="P0"><text:span text:style-name="T2">Other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I / CD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Group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sig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Group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velopmen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Group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Monitoring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Group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positorie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Group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quirement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Group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esting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Grouping</text:span></text:p>
          </table:table-cell>
          <table:covered-table-cell/>
          <table:covered-table-cell/>
          <table:table-cell table:style-name="C0"/>
        </table:table-row>
        <table:table-row table:style-name="TR7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45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45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46"/><draw:frame text:anchor-type="paragraph" draw:style-name="G63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2" table:number-columns-spanned="4">
            <text:p text:style-name="P0"><text:span text:style-name="T2">Relation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oci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oci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Manual Tes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taging Environ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ource Control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DLC.10 Transparenc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Jira Cloud (SaaS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pplication Life Cycle Manag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DLC Strateg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DLC.8 Fast Route to Liv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elop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re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Target St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entral CI/CD Syste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Integration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enetration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46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46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47"/><draw:frame text:anchor-type="paragraph" draw:style-name="G64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urrent St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entral CI/CD Syste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DLC Strateg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DLC.10 Transparenc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ignment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ignment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pproval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ignment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ignment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roduct Group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Work Packag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Immutable Deployment Packag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taging Environ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Work Packag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Usage Analysi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Monitor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elop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ccess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ccess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elop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ode</text:span></text:p>
          </table:table-cell>
          <table:covered-table-cell/>
          <table:covered-table-cell/>
          <table:table-cell table:style-name="C0"/>
        </table:table-row>
        <table:table-row table:style-name="TR7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47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47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48"/><draw:frame text:anchor-type="paragraph" draw:style-name="G65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Operation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Manual Deplo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Target St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Immutable Deployment Packag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roduction Environ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ployment (CD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SecOps T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ccessibility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urrent St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Ops Team (IPG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Application Monitor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DLC.10 Transparenc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Build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Vulnerability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ccessibility Tests</text:span></text:p>
          </table:table-cell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48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48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49"/><draw:frame text:anchor-type="paragraph" draw:style-name="G66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5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Approv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pprov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sign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sig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ignment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ignment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Ops Team (IPG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Ops Engine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SecOps Engine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re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oci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oci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Automated Deploy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roduction Environ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oci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oci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sig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pplication Lifecycle Management Ser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roduct Group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elop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Manual Build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ode</text:span></text:p>
          </table:table-cell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49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49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50"/><draw:frame text:anchor-type="paragraph" draw:style-name="G67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ode Comitted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ccessibility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enetration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Influence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Influence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takehold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Requir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Build (CI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SecOps T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Jira (CDC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pplication Life Cycle Manag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oci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oci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taging Environ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utomated Security Test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DLC Strateg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DLC.5 Deployment Autom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DLC Strateg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DLC.3 Increased Confiden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50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50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51"/><draw:frame text:anchor-type="paragraph" draw:style-name="G68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DLC Strateg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DLC.1 Application Life Cycl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urrent St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SecOps T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Integration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R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DLC Strateg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DLC.4 Code Coverag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roduct Group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Build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Unit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Approv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Work Packag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Build (CI)</text:span></text:p>
          </table:table-cell>
          <table:covered-table-cell/>
          <table:covered-table-cell/>
          <table:table-cell table:style-name="C0"/>
        </table:table-row>
        <table:table-row table:style-name="TR7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51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51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52"/><draw:frame text:anchor-type="paragraph" draw:style-name="G69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SecOps T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R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ource Control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ode Edit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oci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oci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Test Repor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SecOps T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Influence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Influence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Requirements Manag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takehold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Work Packag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elop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ployment (CD) 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SecOps T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ignment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ignment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FCA Employe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eer Reviewer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ignment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ignment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&amp;I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ecurity Specialist</text:span></text:p>
          </table:table-cell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52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52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53"/><draw:frame text:anchor-type="paragraph" draw:style-name="G70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5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ignment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ignment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SecOps T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SecOps Engine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urrent St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roduct Group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oci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oci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Test Repor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roduct Group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Operational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ccess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ccess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ployment Author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Repor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oci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oci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Test Analysi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Repor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UI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urrent St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Flow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Flow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ode Comitted</text:span></text:p>
          </table:table-cell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53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53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54"/><draw:frame text:anchor-type="paragraph" draw:style-name="G71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eer Reviewer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roduct Group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Requir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ignment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ignment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Test Repor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ignment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ignment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Maintain &amp; Monito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Build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ecurity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elop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re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Requirements Management Ser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pplication Life Cycle Manag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ignment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ignment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SecOps T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Ops Engine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Test Repor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54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54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55"/><draw:frame text:anchor-type="paragraph" draw:style-name="G72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pprov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Application Life Cycle Manag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DLC.10 Transparenc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Immutable Deployment Packag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UAT Environ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rovisioned CI/CD Syste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oci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oci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Automated Deploy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taging Environ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DLC Strateg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DLC.9 Consistent tool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Influence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Influence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takehold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Requir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Test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Manual Tes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reate</text:span></text:p>
          </table:table-cell>
          <table:covered-table-cell/>
          <table:covered-table-cell/>
          <table:table-cell table:style-name="C0"/>
        </table:table-row>
        <table:table-row table:style-name="TR7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55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55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56"/><draw:frame text:anchor-type="paragraph" draw:style-name="G73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oci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oci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roduction Environ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utomated Integration Test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ccess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ccess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Application Lifecycle Management Ser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sig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Immutable Deployment Packag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ployment (CD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Load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ignment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ignment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enior Developer(s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eer Reviewer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oding Standard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DLC.10 Transparenc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urrent St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rovisioned CI/CD Syste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elop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Manual Deplo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ignment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ignment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SecOps T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SecOps Engineer</text:span></text:p>
          </table:table-cell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56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56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57"/><draw:frame text:anchor-type="paragraph" draw:style-name="G74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5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roduction Environ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pplication Monitor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Work Packag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pprov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entral CI/CD Syste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SecOps Engine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re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Automated Build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Vulnerability Scann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SecOps Engine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elop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ode Comitted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ecurity Specialis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re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Flow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Flow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roduction Environment</text:span></text:p>
          </table:table-cell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57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57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58"/><draw:frame text:anchor-type="paragraph" draw:style-name="G75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Monitor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SecOps Engine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Maintain &amp; Monito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ecurity Specialis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re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ignment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ignment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Approv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Work Packag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Automated Build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utomated Unit Test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SecOps Engine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Maintain &amp; Monito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Target St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&amp;I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oci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oci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Requir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Requirements Management Ser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ignment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ignment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roduct Group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pprov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58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58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59"/><draw:frame text:anchor-type="paragraph" draw:style-name="G76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Application Lifecycle Management Ser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pplication Life Cycle Manag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UI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oci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oci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taging Environ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utomated UAT Test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Integration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DLC Strateg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DLC.6 Testing Autom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ource Control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utomated Build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Repor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ployment Author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Requirements Manag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Requir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Maintain &amp; Monitor</text:span></text:p>
          </table:table-cell>
          <table:covered-table-cell/>
          <table:covered-table-cell/>
          <table:table-cell table:style-name="C0"/>
        </table:table-row>
        <table:table-row table:style-name="TR7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59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59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60"/><draw:frame text:anchor-type="paragraph" draw:style-name="G77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Approv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pproval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ignment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ignment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roduct Group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elop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od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ode Approved &amp; Merged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Automated Build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utomated Deploy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elop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ode Edit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DLC Strateg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DLC.7 Repeatable Deploymen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ignment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ignment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re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Build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Quality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Automated Build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ode Quality</text:span></text:p>
          </table:table-cell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60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60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61"/><draw:frame text:anchor-type="paragraph" draw:style-name="G78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5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Target St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rovisioned CI/CD Syste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Target St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roduct Group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ployment (CD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SecOps T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Operational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Flow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Flow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Requirements Management Ser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pplication Lifecycle Management Ser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ccess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ccess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Test Analysi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Repor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roduct Group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enetration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SecOps Team</text:span></text:p>
          </table:table-cell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61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61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62"/><draw:frame text:anchor-type="paragraph" draw:style-name="G79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Build (CI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DLC Strateg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DLC.2 Self Ser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ccess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ccess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sign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sig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ccess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ccess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eer Reviewer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od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ignment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ignment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roduct Group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Ops Engine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Influence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Influence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takehold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Requir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Target Stat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SecOps T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ssoci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ssoci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taging Environ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Automated Integration Testing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aliza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Requirements Management Servic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Requirements Manage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omposition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Composition relation</text:span></text:p>
          </table:table-cell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62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62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63"/><draw:frame text:anchor-type="paragraph" draw:style-name="G80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Load Tes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ing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Test Analysi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ployment Author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ccess relatio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ccess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sign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sig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pprove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ployment Author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ployment Approval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approve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eer Reviewer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ode Approved &amp; Merged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reate &amp; maintai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SecOps Engine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entral CI/CD Syste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reate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Ops Engine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rovisioned CI/CD Syste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create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ccess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Build (CI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Immutable Deployment Packag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ploy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Flow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ployment (CD) 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UAT Environment</text:span></text:p>
          </table:table-cell>
          <table:covered-table-cell/>
          <table:covered-table-cell/>
          <table:table-cell table:style-name="C0"/>
        </table:table-row>
        <table:table-row table:style-name="TR7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63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63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64"/><draw:frame text:anchor-type="paragraph" draw:style-name="G81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ploy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Flow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ployment (CD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roduction Environ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deploy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Flow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ployment (CD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Staging Environ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edi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ccess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SecOps T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inpu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ccess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ecurity Specialis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inpu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ecurity Specialis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entral CI/CD Syste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maintain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Access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roduct Group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maintain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Ops Engine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rovisioned CI/CD Syste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moves to DevSecOps Team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peci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vOps Engine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SecOps Enginee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notifie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Realization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roduct Group</text:span></text:p>
          </table:table-cell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64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64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65"/><draw:frame text:anchor-type="paragraph" draw:style-name="G82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5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notify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entral CI/CD Syste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roduct Group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lease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Flow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I/CD Pipeline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Live Produc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por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Flow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Test Repor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C&amp;IR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por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Flow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Test Repor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roduct Group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report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Flow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Test Report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vSecOps Team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e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UAT Environ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e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Staging Environ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erve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roduction Environmen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Support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Serv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roduct Group</text:span></text:p>
          </table:table-cell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65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65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66"/><draw:frame text:anchor-type="paragraph" draw:style-name="G83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Live Product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Test Analysi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ployment Authority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ployment (CD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Build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ployment (CD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ployment (CD) 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Build (CI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ost Build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Test Analysi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Code Approved &amp; Merged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Build (CI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ployment Approval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Deployment (CD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66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  <table:table table:name="TBL_0_66" table:style-name="TBL1">
        <table:table-column table:style-name="TC3">
</table:table-column>
        <table:table-column table:style-name="TC31">
</table:table-column>
        <table:table-column table:style-name="TC32">
</table:table-column>
        <table:table-column table:style-name="TC5">
</table:table-column>
        <table:table-column table:style-name="TC6">
</table:table-column>
        <table:table-column table:style-name="TC3">
</table:table-column>
        <table:table-row table:style-name="TR5">
          <table:table-cell table:style-name="C1" table:number-columns-spanned="6">
            <text:p><text:bookmark text:name="JR_PAGE_ANCHOR_0_67"/><draw:frame text:anchor-type="paragraph" draw:style-name="G84" svg:x="0.0in" svg:y="0.0in" svg:width="8.2638in" svg:height="0.6944in"><draw:image xlink:href="Pictures/img_0_1_0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ployment (CD) 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1" table:number-columns-spanned="4">
            <text:p text:style-name="P0"><text:span text:style-name="T8">trigger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ype</text:span></text:p>
          </table:table-cell>
          <table:table-cell table:style-name="C7" table:number-columns-spanned="3">
            <text:p text:style-name="P1"><text:span text:style-name="T1">Triggering relation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Source</text:span></text:p>
          </table:table-cell>
          <table:table-cell table:style-name="C7" table:number-columns-spanned="3">
            <text:p text:style-name="P1"><text:span text:style-name="T1">Deployment (CD)</text:span></text:p>
          </table:table-cell>
          <table:covered-table-cell/>
          <table:covered-table-cell/>
          <table:table-cell table:style-name="C0"/>
        </table:table-row>
        <table:table-row table:style-name="TR15">
          <table:table-cell table:style-name="C0"/>
          <table:table-cell table:style-name="C6">
            <text:p text:style-name="P1"><text:span text:style-name="T7">Target</text:span></text:p>
          </table:table-cell>
          <table:table-cell table:style-name="C7" table:number-columns-spanned="3">
            <text:p text:style-name="P1"><text:span text:style-name="T1">Post Deployment Processes</text:span></text:p>
          </table:table-cell>
          <table:covered-table-cell/>
          <table:covered-table-cell/>
          <table:table-cell table:style-name="C0"/>
        </table:table-row>
        <table:table-row table:style-name="TR7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 table:number-columns-spanned="2">
            <text:p text:style-name="P1"><text:span text:style-name="T3">Model Report</text:span></text:p>
          </table:table-cell>
          <table:covered-table-cell/>
          <table:table-cell table:style-name="C4">
            <text:p text:style-name="P2"><text:span text:style-name="T3">67</text:span></text:p>
          </table:table-cell>
          <table:table-cell table:style-name="C3">
            <text:p text:style-name="P1"><text:span text:style-name="T3"> / 67</text:span></text:p>
          </table:table-cell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8.2639in" fo:page-height="11.69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